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291in"/>
    </style:style>
    <style:style style:name="co4" style:family="table-column">
      <style:table-column-properties fo:break-before="auto" style:column-width="0.2583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7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b2d7ff" fo:border-left="0.74pt solid #000000" fo:border-right="0.74pt solid #000000" fo:border-top="0.74pt solid #000000"/>
    </style:style>
    <style:style style:name="ce11" style:family="table-cell" style:parent-style-name="Default">
      <style:table-cell-properties fo:border-bottom="none" fo:background-color="#b2d7ff" fo:border-left="0.74pt solid #000000" fo:border-right="0.74pt solid #000000" fo:border-top="none"/>
    </style:style>
    <style:style style:name="ce12" style:family="table-cell" style:parent-style-name="Default">
      <style:table-cell-properties fo:border-bottom="0.74pt solid #000000" fo:background-color="#b2d7ff" fo:border-left="0.74pt solid #000000" fo:border-right="0.74pt solid #000000" fo:border-top="none"/>
    </style:style>
    <style:style style:name="ce13" style:family="table-cell" style:parent-style-name="Default">
      <style:table-cell-properties fo:border-bottom="none" fo:background-color="#ff92df" fo:border-left="0.74pt solid #000000" fo:border-right="0.74pt solid #000000" fo:border-top="0.74pt solid #000000"/>
    </style:style>
    <style:style style:name="ce14" style:family="table-cell" style:parent-style-name="Default">
      <style:table-cell-properties fo:border-bottom="none" fo:background-color="#ff92df" fo:border-left="0.74pt solid #000000" fo:border-right="0.74pt solid #000000" fo:border-top="none"/>
    </style:style>
    <style:style style:name="ce15" style:family="table-cell" style:parent-style-name="Default">
      <style:table-cell-properties fo:border-bottom="0.74pt solid #000000" fo:background-color="#ff92df" fo:border-left="0.74pt solid #000000" fo:border-right="0.74pt solid #000000" fo:border-top="none"/>
    </style:style>
    <style:style style:name="ce16" style:family="table-cell" style:parent-style-name="Default">
      <style:table-cell-properties fo:border-bottom="none" fo:background-color="#86ffc4" fo:border-left="0.74pt solid #000000" fo:border-right="0.74pt solid #000000" fo:border-top="0.74pt solid #000000"/>
    </style:style>
    <style:style style:name="ce17" style:family="table-cell" style:parent-style-name="Default">
      <style:table-cell-properties fo:border-bottom="none" fo:background-color="#86ffc4" fo:border-left="0.74pt solid #000000" fo:border-right="0.74pt solid #000000" fo:border-top="none"/>
    </style:style>
    <style:style style:name="ce18" style:family="table-cell" style:parent-style-name="Default">
      <style:table-cell-properties fo:border-bottom="0.74pt solid #000000" fo:background-color="#86ffc4" fo:border-left="0.74pt solid #000000" fo:border-right="0.74pt solid #000000" fo:border-top="none"/>
    </style:style>
    <style:style style:name="ce19" style:family="table-cell" style:parent-style-name="Default">
      <style:table-cell-properties fo:border-bottom="none" fo:background-color="#ff9146" fo:border-left="0.74pt solid #000000" fo:border-right="0.74pt solid #000000" fo:border-top="0.74pt solid #000000"/>
    </style:style>
    <style:style style:name="ce20" style:family="table-cell" style:parent-style-name="Default">
      <style:table-cell-properties fo:border-bottom="0.74pt solid #000000" fo:background-color="#ff9146" fo:border-left="0.74pt solid #000000" fo:border-right="0.74pt solid #000000" fo:border-top="none"/>
    </style:style>
    <style:style style:name="ce21" style:family="table-cell" style:parent-style-name="Default"/>
    <style:style style:name="ce22" style:family="table-cell" style:parent-style-name="Default">
      <style:table-cell-properties fo:border-bottom="none" fo:border-left="none" fo:border-right="0.74pt solid #000000" fo:border-top="0.74pt solid #000000"/>
    </style:style>
    <style:style style:name="ce23" style:family="table-cell" style:parent-style-name="Default">
      <style:table-cell-properties fo:border-bottom="none" fo:border-left="none" fo:border-right="0.74pt solid #000000" fo:border-top="none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shapes>
          <draw:frame draw:z-index="0" draw:style-name="gr1" draw:text-style-name="P1" svg:width="6.2988in" svg:height="3.5429in" svg:x="0.8378in" svg:y="4.2906in">
            <draw:object draw:notify-on-update-of-ranges="locations.A2:locations.A22 locations.B6:locations.B22 locations.C6:locations.C22 locations.B2:locations.B5 locations.C2:locations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losest depo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133224" calcext:value-type="float">
            <text:p>0.53133224</text:p>
          </table:table-cell>
          <table:table-cell office:value-type="float" office:value="0.28243662" calcext:value-type="float">
            <text:p>0.28243662</text:p>
          </table:table-cell>
          <table:table-cell office:value-type="string" calcext:value-type="string">
            <text:p>depot</text:p>
          </table:table-cell>
          <table:table-cell table:formula="of:=SQRT(POWER([.$B2]-[.$B$2];2)+POWER([.$C2]-[.$C$2];2))" office:value-type="float" office:value="0" calcext:value-type="float">
            <text:p>0</text:p>
          </table:table-cell>
          <table:table-cell table:formula="of:=SQRT(POWER([.$B2]-[.$B$3];2)+POWER([.$C2]-[.$C$3];2))" office:value-type="float" office:value="0.385510971560986" calcext:value-type="float">
            <text:p>0.385510971560986</text:p>
          </table:table-cell>
          <table:table-cell table:formula="of:=SQRT(POWER([.$B2]-[.$B$4];2)+POWER([.$C2]-[.$C$4];2))" office:value-type="float" office:value="0.125237042693877" calcext:value-type="float">
            <text:p>0.125237042693877</text:p>
          </table:table-cell>
          <table:table-cell table:formula="of:=SQRT(POWER([.$B2]-[.$B$5];2)+POWER([.$C2]-[.$C$5];2))" office:value-type="float" office:value="0.48796516924439" calcext:value-type="float">
            <text:p>0.48796516924439</text:p>
          </table:table-cell>
          <table:table-cell table:formula="of:=INDEX([.$E$1:.$H$1];MATCH(MIN([.E2:.H2]);[.E2:.H2];0))" office:value-type="string" office:string-value="D0" calcext:value-type="string">
            <text:p>D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43981" calcext:value-type="float">
            <text:p>0.6743981</text:p>
          </table:table-cell>
          <table:table-cell office:value-type="float" office:value="0.64041828" calcext:value-type="float">
            <text:p>0.64041828</text:p>
          </table:table-cell>
          <table:table-cell office:value-type="string" calcext:value-type="string">
            <text:p>depot</text:p>
          </table:table-cell>
          <table:table-cell table:formula="of:=SQRT(POWER([.$B3]-[.$B$2];2)+POWER([.$C3]-[.$C$2];2))" office:value-type="float" office:value="0.385510971560986" calcext:value-type="float">
            <text:p>0.385510971560986</text:p>
          </table:table-cell>
          <table:table-cell table:formula="of:=SQRT(POWER([.$B3]-[.$B$3];2)+POWER([.$C3]-[.$C$3];2))" office:value-type="float" office:value="0" calcext:value-type="float">
            <text:p>0</text:p>
          </table:table-cell>
          <table:table-cell table:formula="of:=SQRT(POWER([.$B3]-[.$B$4];2)+POWER([.$C3]-[.$C$4];2))" office:value-type="float" office:value="0.415873691921043" calcext:value-type="float">
            <text:p>0.415873691921043</text:p>
          </table:table-cell>
          <table:table-cell table:formula="of:=SQRT(POWER([.$B3]-[.$B$5];2)+POWER([.$C3]-[.$C$5];2))" office:value-type="float" office:value="0.668209277255971" calcext:value-type="float">
            <text:p>0.668209277255971</text:p>
          </table:table-cell>
          <table:table-cell table:formula="of:=INDEX([.$E$1:.$H$1];MATCH(MIN([.E3:.H3]);[.E3:.H3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13433" calcext:value-type="float">
            <text:p>0.4113433</text:p>
          </table:table-cell>
          <table:table-cell office:value-type="float" office:value="0.318311" calcext:value-type="float">
            <text:p>0.318311</text:p>
          </table:table-cell>
          <table:table-cell office:value-type="string" calcext:value-type="string">
            <text:p>depot</text:p>
          </table:table-cell>
          <table:table-cell table:formula="of:=SQRT(POWER([.$B4]-[.$B$2];2)+POWER([.$C4]-[.$C$2];2))" office:value-type="float" office:value="0.125237042693877" calcext:value-type="float">
            <text:p>0.125237042693877</text:p>
          </table:table-cell>
          <table:table-cell table:formula="of:=SQRT(POWER([.$B4]-[.$B$3];2)+POWER([.$C4]-[.$C$3];2))" office:value-type="float" office:value="0.415873691921043" calcext:value-type="float">
            <text:p>0.415873691921043</text:p>
          </table:table-cell>
          <table:table-cell table:formula="of:=SQRT(POWER([.$B4]-[.$B$4];2)+POWER([.$C4]-[.$C$4];2))" office:value-type="float" office:value="0" calcext:value-type="float">
            <text:p>0</text:p>
          </table:table-cell>
          <table:table-cell table:formula="of:=SQRT(POWER([.$B4]-[.$B$5];2)+POWER([.$C4]-[.$C$5];2))" office:value-type="float" office:value="0.610115143339655" calcext:value-type="float">
            <text:p>0.610115143339655</text:p>
          </table:table-cell>
          <table:table-cell table:formula="of:=INDEX([.$E$1:.$H$1];MATCH(MIN([.E4:.H4]);[.E4:.H4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992566" calcext:value-type="float">
            <text:p>0.94992566</text:p>
          </table:table-cell>
          <table:table-cell office:value-type="float" office:value="0.03165872" calcext:value-type="float">
            <text:p>0.03165872</text:p>
          </table:table-cell>
          <table:table-cell office:value-type="string" calcext:value-type="string">
            <text:p>depot</text:p>
          </table:table-cell>
          <table:table-cell table:formula="of:=SQRT(POWER([.$B5]-[.$B$2];2)+POWER([.$C5]-[.$C$2];2))" office:value-type="float" office:value="0.48796516924439" calcext:value-type="float">
            <text:p>0.48796516924439</text:p>
          </table:table-cell>
          <table:table-cell table:formula="of:=SQRT(POWER([.$B5]-[.$B$3];2)+POWER([.$C5]-[.$C$3];2))" office:value-type="float" office:value="0.668209277255971" calcext:value-type="float">
            <text:p>0.668209277255971</text:p>
          </table:table-cell>
          <table:table-cell table:formula="of:=SQRT(POWER([.$B5]-[.$B$4];2)+POWER([.$C5]-[.$C$4];2))" office:value-type="float" office:value="0.610115143339655" calcext:value-type="float">
            <text:p>0.610115143339655</text:p>
          </table:table-cell>
          <table:table-cell table:formula="of:=SQRT(POWER([.$B5]-[.$B$5];2)+POWER([.$C5]-[.$C$5];2))" office:value-type="float" office:value="0" calcext:value-type="float">
            <text:p>0</text:p>
          </table:table-cell>
          <table:table-cell table:formula="of:=INDEX([.$E$1:.$H$1];MATCH(MIN([.E5:.H5]);[.E5:.H5];0))" office:value-type="string" office:string-value="D3" calcext:value-type="string">
            <text:p>D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3494319" calcext:value-type="float">
            <text:p>0.63494319</text:p>
          </table:table-cell>
          <table:table-cell office:value-type="float" office:value="0.20385504" calcext:value-type="float">
            <text:p>0.20385504</text:p>
          </table:table-cell>
          <table:table-cell office:value-type="string" calcext:value-type="string">
            <text:p>customer</text:p>
          </table:table-cell>
          <table:table-cell table:formula="of:=SQRT(POWER([.$B6]-[.$B$2];2)+POWER([.$C6]-[.$C$2];2))" office:value-type="float" office:value="0.130039585031631" calcext:value-type="float">
            <text:p>0.130039585031631</text:p>
          </table:table-cell>
          <table:table-cell table:formula="of:=SQRT(POWER([.$B6]-[.$B$3];2)+POWER([.$C6]-[.$C$3];2))" office:value-type="float" office:value="0.43834250585861" calcext:value-type="float">
            <text:p>0.43834250585861</text:p>
          </table:table-cell>
          <table:table-cell table:formula="of:=SQRT(POWER([.$B6]-[.$B$4];2)+POWER([.$C6]-[.$C$4];2))" office:value-type="float" office:value="0.251191316704088" calcext:value-type="float">
            <text:p>0.251191316704088</text:p>
          </table:table-cell>
          <table:table-cell table:formula="of:=SQRT(POWER([.$B6]-[.$B$5];2)+POWER([.$C6]-[.$C$5];2))" office:value-type="float" office:value="0.358978452039734" calcext:value-type="float">
            <text:p>0.358978452039734</text:p>
          </table:table-cell>
          <table:table-cell table:formula="of:=INDEX([.$E$1:.$H$1];MATCH(MIN([.E6:.H6]);[.E6:.H6];0))" office:value-type="string" office:string-value="D0" calcext:value-type="string">
            <text:p>D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591025" calcext:value-type="float">
            <text:p>0.10591025</text:p>
          </table:table-cell>
          <table:table-cell office:value-type="float" office:value="0.9292119" calcext:value-type="float">
            <text:p>0.9292119</text:p>
          </table:table-cell>
          <table:table-cell office:value-type="string" calcext:value-type="string">
            <text:p>customer</text:p>
          </table:table-cell>
          <table:table-cell table:formula="of:=SQRT(POWER([.$B7]-[.$B$2];2)+POWER([.$C7]-[.$C$2];2))" office:value-type="float" office:value="0.774146066575707" calcext:value-type="float">
            <text:p>0.774146066575707</text:p>
          </table:table-cell>
          <table:table-cell table:formula="of:=SQRT(POWER([.$B7]-[.$B$3];2)+POWER([.$C7]-[.$C$3];2))" office:value-type="float" office:value="0.637636409366911" calcext:value-type="float">
            <text:p>0.637636409366911</text:p>
          </table:table-cell>
          <table:table-cell table:formula="of:=SQRT(POWER([.$B7]-[.$B$4];2)+POWER([.$C7]-[.$C$4];2))" office:value-type="float" office:value="0.683000188618651" calcext:value-type="float">
            <text:p>0.683000188618651</text:p>
          </table:table-cell>
          <table:table-cell table:formula="of:=SQRT(POWER([.$B7]-[.$B$5];2)+POWER([.$C7]-[.$C$5];2))" office:value-type="float" office:value="1.2320567045577" calcext:value-type="float">
            <text:p>1.2320567045577</text:p>
          </table:table-cell>
          <table:table-cell table:formula="of:=INDEX([.$E$1:.$H$1];MATCH(MIN([.E7:.H7]);[.E7:.H7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2258949" calcext:value-type="float">
            <text:p>0.32258949</text:p>
          </table:table-cell>
          <table:table-cell office:value-type="float" office:value="0.16922623" calcext:value-type="float">
            <text:p>0.16922623</text:p>
          </table:table-cell>
          <table:table-cell office:value-type="string" calcext:value-type="string">
            <text:p>customer</text:p>
          </table:table-cell>
          <table:table-cell table:formula="of:=SQRT(POWER([.$B8]-[.$B$2];2)+POWER([.$C8]-[.$C$2];2))" office:value-type="float" office:value="0.237466056693403" calcext:value-type="float">
            <text:p>0.237466056693403</text:p>
          </table:table-cell>
          <table:table-cell table:formula="of:=SQRT(POWER([.$B8]-[.$B$3];2)+POWER([.$C8]-[.$C$3];2))" office:value-type="float" office:value="0.588040173843025" calcext:value-type="float">
            <text:p>0.588040173843025</text:p>
          </table:table-cell>
          <table:table-cell table:formula="of:=SQRT(POWER([.$B8]-[.$B$4];2)+POWER([.$C8]-[.$C$4];2))" office:value-type="float" office:value="0.173503623695498" calcext:value-type="float">
            <text:p>0.173503623695498</text:p>
          </table:table-cell>
          <table:table-cell table:formula="of:=SQRT(POWER([.$B8]-[.$B$5];2)+POWER([.$C8]-[.$C$5];2))" office:value-type="float" office:value="0.642242547639028" calcext:value-type="float">
            <text:p>0.642242547639028</text:p>
          </table:table-cell>
          <table:table-cell table:formula="of:=INDEX([.$E$1:.$H$1];MATCH(MIN([.E8:.H8]);[.E8:.H8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3441326" calcext:value-type="float">
            <text:p>0.93441326</text:p>
          </table:table-cell>
          <table:table-cell office:value-type="float" office:value="0.50766116" calcext:value-type="float">
            <text:p>0.50766116</text:p>
          </table:table-cell>
          <table:table-cell office:value-type="string" calcext:value-type="string">
            <text:p>customer</text:p>
          </table:table-cell>
          <table:table-cell table:formula="of:=SQRT(POWER([.$B9]-[.$B$2];2)+POWER([.$C9]-[.$C$2];2))" office:value-type="float" office:value="0.461736290649167" calcext:value-type="float">
            <text:p>0.461736290649167</text:p>
          </table:table-cell>
          <table:table-cell table:formula="of:=SQRT(POWER([.$B9]-[.$B$3];2)+POWER([.$C9]-[.$C$3];2))" office:value-type="float" office:value="0.291945776370408" calcext:value-type="float">
            <text:p>0.291945776370408</text:p>
          </table:table-cell>
          <table:table-cell table:formula="of:=SQRT(POWER([.$B9]-[.$B$4];2)+POWER([.$C9]-[.$C$4];2))" office:value-type="float" office:value="0.556287395279119" calcext:value-type="float">
            <text:p>0.556287395279119</text:p>
          </table:table-cell>
          <table:table-cell table:formula="of:=SQRT(POWER([.$B9]-[.$B$5];2)+POWER([.$C9]-[.$C$5];2))" office:value-type="float" office:value="0.476255139016592" calcext:value-type="float">
            <text:p>0.476255139016592</text:p>
          </table:table-cell>
          <table:table-cell table:formula="of:=INDEX([.$E$1:.$H$1];MATCH(MIN([.E9:.H9]);[.E9:.H9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6652433" calcext:value-type="float">
            <text:p>0.46652433</text:p>
          </table:table-cell>
          <table:table-cell office:value-type="float" office:value="0.22617598" calcext:value-type="float">
            <text:p>0.22617598</text:p>
          </table:table-cell>
          <table:table-cell office:value-type="string" calcext:value-type="string">
            <text:p>customer</text:p>
          </table:table-cell>
          <table:table-cell table:formula="of:=SQRT(POWER([.$B10]-[.$B$2];2)+POWER([.$C10]-[.$C$2];2))" office:value-type="float" office:value="0.0858214705757115" calcext:value-type="float">
            <text:p>0.0858214705757115</text:p>
          </table:table-cell>
          <table:table-cell table:formula="of:=SQRT(POWER([.$B10]-[.$B$3];2)+POWER([.$C10]-[.$C$3];2))" office:value-type="float" office:value="0.463474041736215" calcext:value-type="float">
            <text:p>0.463474041736215</text:p>
          </table:table-cell>
          <table:table-cell table:formula="of:=SQRT(POWER([.$B10]-[.$B$4];2)+POWER([.$C10]-[.$C$4];2))" office:value-type="float" office:value="0.107395567796168" calcext:value-type="float">
            <text:p>0.107395567796168</text:p>
          </table:table-cell>
          <table:table-cell table:formula="of:=SQRT(POWER([.$B10]-[.$B$5];2)+POWER([.$C10]-[.$C$5];2))" office:value-type="float" office:value="0.52106987082701" calcext:value-type="float">
            <text:p>0.52106987082701</text:p>
          </table:table-cell>
          <table:table-cell table:formula="of:=INDEX([.$E$1:.$H$1];MATCH(MIN([.E10:.H10]);[.E10:.H10];0))" office:value-type="string" office:string-value="D0" calcext:value-type="string">
            <text:p>D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7048569" calcext:value-type="float">
            <text:p>0.37048569</text:p>
          </table:table-cell>
          <table:table-cell office:value-type="float" office:value="0.05035837" calcext:value-type="float">
            <text:p>0.05035837</text:p>
          </table:table-cell>
          <table:table-cell office:value-type="string" calcext:value-type="string">
            <text:p>customer</text:p>
          </table:table-cell>
          <table:table-cell table:formula="of:=SQRT(POWER([.$B11]-[.$B$2];2)+POWER([.$C11]-[.$C$2];2))" office:value-type="float" office:value="0.282368423818891" calcext:value-type="float">
            <text:p>0.282368423818891</text:p>
          </table:table-cell>
          <table:table-cell table:formula="of:=SQRT(POWER([.$B11]-[.$B$3];2)+POWER([.$C11]-[.$C$3];2))" office:value-type="float" office:value="0.663726939592794" calcext:value-type="float">
            <text:p>0.663726939592794</text:p>
          </table:table-cell>
          <table:table-cell table:formula="of:=SQRT(POWER([.$B11]-[.$B$4];2)+POWER([.$C11]-[.$C$4];2))" office:value-type="float" office:value="0.271049730158193" calcext:value-type="float">
            <text:p>0.271049730158193</text:p>
          </table:table-cell>
          <table:table-cell table:formula="of:=SQRT(POWER([.$B11]-[.$B$5];2)+POWER([.$C11]-[.$C$5];2))" office:value-type="float" office:value="0.57974162843781" calcext:value-type="float">
            <text:p>0.57974162843781</text:p>
          </table:table-cell>
          <table:table-cell table:formula="of:=INDEX([.$E$1:.$H$1];MATCH(MIN([.E11:.H11]);[.E11:.H11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4523844" calcext:value-type="float">
            <text:p>0.24523844</text:p>
          </table:table-cell>
          <table:table-cell office:value-type="float" office:value="0.67245775" calcext:value-type="float">
            <text:p>0.67245775</text:p>
          </table:table-cell>
          <table:table-cell office:value-type="string" calcext:value-type="string">
            <text:p>customer</text:p>
          </table:table-cell>
          <table:table-cell table:formula="of:=SQRT(POWER([.$B12]-[.$B$2];2)+POWER([.$C12]-[.$C$2];2))" office:value-type="float" office:value="0.483700469552095" calcext:value-type="float">
            <text:p>0.483700469552095</text:p>
          </table:table-cell>
          <table:table-cell table:formula="of:=SQRT(POWER([.$B12]-[.$B$3];2)+POWER([.$C12]-[.$C$3];2))" office:value-type="float" office:value="0.430353972224257" calcext:value-type="float">
            <text:p>0.430353972224257</text:p>
          </table:table-cell>
          <table:table-cell table:formula="of:=SQRT(POWER([.$B12]-[.$B$4];2)+POWER([.$C12]-[.$C$4];2))" office:value-type="float" office:value="0.391165879201116" calcext:value-type="float">
            <text:p>0.391165879201116</text:p>
          </table:table-cell>
          <table:table-cell table:formula="of:=SQRT(POWER([.$B12]-[.$B$5];2)+POWER([.$C12]-[.$C$5];2))" office:value-type="float" office:value="0.952474395918478" calcext:value-type="float">
            <text:p>0.952474395918478</text:p>
          </table:table-cell>
          <table:table-cell table:formula="of:=INDEX([.$E$1:.$H$1];MATCH(MIN([.E12:.H12]);[.E12:.H12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3323873" calcext:value-type="float">
            <text:p>0.23323873</text:p>
          </table:table-cell>
          <table:table-cell office:value-type="float" office:value="0.088866" calcext:value-type="float">
            <text:p>0.088866</text:p>
          </table:table-cell>
          <table:table-cell office:value-type="string" calcext:value-type="string">
            <text:p>customer</text:p>
          </table:table-cell>
          <table:table-cell table:formula="of:=SQRT(POWER([.$B13]-[.$B$2];2)+POWER([.$C13]-[.$C$2];2))" office:value-type="float" office:value="0.35542836919878" calcext:value-type="float">
            <text:p>0.35542836919878</text:p>
          </table:table-cell>
          <table:table-cell table:formula="of:=SQRT(POWER([.$B13]-[.$B$3];2)+POWER([.$C13]-[.$C$3];2))" office:value-type="float" office:value="0.706280048785179" calcext:value-type="float">
            <text:p>0.706280048785179</text:p>
          </table:table-cell>
          <table:table-cell table:formula="of:=SQRT(POWER([.$B13]-[.$B$4];2)+POWER([.$C13]-[.$C$4];2))" office:value-type="float" office:value="0.290458681880719" calcext:value-type="float">
            <text:p>0.290458681880719</text:p>
          </table:table-cell>
          <table:table-cell table:formula="of:=SQRT(POWER([.$B13]-[.$B$5];2)+POWER([.$C13]-[.$C$5];2))" office:value-type="float" office:value="0.718966500275099" calcext:value-type="float">
            <text:p>0.718966500275099</text:p>
          </table:table-cell>
          <table:table-cell table:formula="of:=INDEX([.$E$1:.$H$1];MATCH(MIN([.E13:.H13]);[.E13:.H13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7995916" calcext:value-type="float">
            <text:p>0.47995916</text:p>
          </table:table-cell>
          <table:table-cell office:value-type="float" office:value="0.17653291" calcext:value-type="float">
            <text:p>0.17653291</text:p>
          </table:table-cell>
          <table:table-cell office:value-type="string" calcext:value-type="string">
            <text:p>customer</text:p>
          </table:table-cell>
          <table:table-cell table:formula="of:=SQRT(POWER([.$B14]-[.$B$2];2)+POWER([.$C14]-[.$C$2];2))" office:value-type="float" office:value="0.117706368308815" calcext:value-type="float">
            <text:p>0.117706368308815</text:p>
          </table:table-cell>
          <table:table-cell table:formula="of:=SQRT(POWER([.$B14]-[.$B$3];2)+POWER([.$C14]-[.$C$3];2))" office:value-type="float" office:value="0.50298721443826" calcext:value-type="float">
            <text:p>0.50298721443826</text:p>
          </table:table-cell>
          <table:table-cell table:formula="of:=SQRT(POWER([.$B14]-[.$B$4];2)+POWER([.$C14]-[.$C$4];2))" office:value-type="float" office:value="0.15750924749864" calcext:value-type="float">
            <text:p>0.15750924749864</text:p>
          </table:table-cell>
          <table:table-cell table:formula="of:=SQRT(POWER([.$B14]-[.$B$5];2)+POWER([.$C14]-[.$C$5];2))" office:value-type="float" office:value="0.49178963190617" calcext:value-type="float">
            <text:p>0.49178963190617</text:p>
          </table:table-cell>
          <table:table-cell table:formula="of:=INDEX([.$E$1:.$H$1];MATCH(MIN([.E14:.H14]);[.E14:.H14];0))" office:value-type="string" office:string-value="D0" calcext:value-type="string">
            <text:p>D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3341379" calcext:value-type="float">
            <text:p>0.83341379</text:p>
          </table:table-cell>
          <table:table-cell office:value-type="float" office:value="0.10344553" calcext:value-type="float">
            <text:p>0.10344553</text:p>
          </table:table-cell>
          <table:table-cell office:value-type="string" calcext:value-type="string">
            <text:p>customer</text:p>
          </table:table-cell>
          <table:table-cell table:formula="of:=SQRT(POWER([.$B15]-[.$B$2];2)+POWER([.$C15]-[.$C$2];2))" office:value-type="float" office:value="0.351128285886783" calcext:value-type="float">
            <text:p>0.351128285886783</text:p>
          </table:table-cell>
          <table:table-cell table:formula="of:=SQRT(POWER([.$B15]-[.$B$3];2)+POWER([.$C15]-[.$C$3];2))" office:value-type="float" office:value="0.56002296730468" calcext:value-type="float">
            <text:p>0.56002296730468</text:p>
          </table:table-cell>
          <table:table-cell table:formula="of:=SQRT(POWER([.$B15]-[.$B$4];2)+POWER([.$C15]-[.$C$4];2))" office:value-type="float" office:value="0.473614472674939" calcext:value-type="float">
            <text:p>0.473614472674939</text:p>
          </table:table-cell>
          <table:table-cell table:formula="of:=SQRT(POWER([.$B15]-[.$B$5];2)+POWER([.$C15]-[.$C$5];2))" office:value-type="float" office:value="0.136851605547297" calcext:value-type="float">
            <text:p>0.136851605547297</text:p>
          </table:table-cell>
          <table:table-cell table:formula="of:=INDEX([.$E$1:.$H$1];MATCH(MIN([.E15:.H15]);[.E15:.H15];0))" office:value-type="string" office:string-value="D3" calcext:value-type="string">
            <text:p>D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924599" calcext:value-type="float">
            <text:p>0.35924599</text:p>
          </table:table-cell>
          <table:table-cell office:value-type="float" office:value="0.03583394" calcext:value-type="float">
            <text:p>0.03583394</text:p>
          </table:table-cell>
          <table:table-cell office:value-type="string" calcext:value-type="string">
            <text:p>customer</text:p>
          </table:table-cell>
          <table:table-cell table:formula="of:=SQRT(POWER([.$B16]-[.$B$2];2)+POWER([.$C16]-[.$C$2];2))" office:value-type="float" office:value="0.300710091653481" calcext:value-type="float">
            <text:p>0.300710091653481</text:p>
          </table:table-cell>
          <table:table-cell table:formula="of:=SQRT(POWER([.$B16]-[.$B$3];2)+POWER([.$C16]-[.$C$3];2))" office:value-type="float" office:value="0.681794013328577" calcext:value-type="float">
            <text:p>0.681794013328577</text:p>
          </table:table-cell>
          <table:table-cell table:formula="of:=SQRT(POWER([.$B16]-[.$B$4];2)+POWER([.$C16]-[.$C$4];2))" office:value-type="float" office:value="0.28724104709369" calcext:value-type="float">
            <text:p>0.28724104709369</text:p>
          </table:table-cell>
          <table:table-cell table:formula="of:=SQRT(POWER([.$B16]-[.$B$5];2)+POWER([.$C16]-[.$C$5];2))" office:value-type="float" office:value="0.59069442608963" calcext:value-type="float">
            <text:p>0.59069442608963</text:p>
          </table:table-cell>
          <table:table-cell table:formula="of:=INDEX([.$E$1:.$H$1];MATCH(MIN([.E16:.H16]);[.E16:.H16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1682411" calcext:value-type="float">
            <text:p>0.61682411</text:p>
          </table:table-cell>
          <table:table-cell office:value-type="float" office:value="0.01871345" calcext:value-type="float">
            <text:p>0.01871345</text:p>
          </table:table-cell>
          <table:table-cell office:value-type="string" calcext:value-type="string">
            <text:p>customer</text:p>
          </table:table-cell>
          <table:table-cell table:formula="of:=SQRT(POWER([.$B17]-[.$B$2];2)+POWER([.$C17]-[.$C$2];2))" office:value-type="float" office:value="0.277234143335459" calcext:value-type="float">
            <text:p>0.277234143335459</text:p>
          </table:table-cell>
          <table:table-cell table:formula="of:=SQRT(POWER([.$B17]-[.$B$3];2)+POWER([.$C17]-[.$C$3];2))" office:value-type="float" office:value="0.624365005401367" calcext:value-type="float">
            <text:p>0.624365005401367</text:p>
          </table:table-cell>
          <table:table-cell table:formula="of:=SQRT(POWER([.$B17]-[.$B$4];2)+POWER([.$C17]-[.$C$4];2))" office:value-type="float" office:value="0.363291969694155" calcext:value-type="float">
            <text:p>0.363291969694155</text:p>
          </table:table-cell>
          <table:table-cell table:formula="of:=SQRT(POWER([.$B17]-[.$B$5];2)+POWER([.$C17]-[.$C$5];2))" office:value-type="float" office:value="0.333353000028161" calcext:value-type="float">
            <text:p>0.333353000028161</text:p>
          </table:table-cell>
          <table:table-cell table:formula="of:=INDEX([.$E$1:.$H$1];MATCH(MIN([.E17:.H17]);[.E17:.H17];0))" office:value-type="string" office:string-value="D0" calcext:value-type="string">
            <text:p>D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2985747" calcext:value-type="float">
            <text:p>0.82985747</text:p>
          </table:table-cell>
          <table:table-cell office:value-type="float" office:value="0.50048258" calcext:value-type="float">
            <text:p>0.50048258</text:p>
          </table:table-cell>
          <table:table-cell office:value-type="string" calcext:value-type="string">
            <text:p>customer</text:p>
          </table:table-cell>
          <table:table-cell table:formula="of:=SQRT(POWER([.$B18]-[.$B$2];2)+POWER([.$C18]-[.$C$2];2))" office:value-type="float" office:value="0.369677364223013" calcext:value-type="float">
            <text:p>0.369677364223013</text:p>
          </table:table-cell>
          <table:table-cell table:formula="of:=SQRT(POWER([.$B18]-[.$B$3];2)+POWER([.$C18]-[.$C$3];2))" office:value-type="float" office:value="0.209164088350001" calcext:value-type="float">
            <text:p>0.209164088350001</text:p>
          </table:table-cell>
          <table:table-cell table:formula="of:=SQRT(POWER([.$B18]-[.$B$4];2)+POWER([.$C18]-[.$C$4];2))" office:value-type="float" office:value="0.456443419330902" calcext:value-type="float">
            <text:p>0.456443419330902</text:p>
          </table:table-cell>
          <table:table-cell table:formula="of:=SQRT(POWER([.$B18]-[.$B$5];2)+POWER([.$C18]-[.$C$5];2))" office:value-type="float" office:value="0.48395473130777" calcext:value-type="float">
            <text:p>0.48395473130777</text:p>
          </table:table-cell>
          <table:table-cell table:formula="of:=INDEX([.$E$1:.$H$1];MATCH(MIN([.E18:.H18]);[.E18:.H18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2230851" calcext:value-type="float">
            <text:p>0.92230851</text:p>
          </table:table-cell>
          <table:table-cell office:value-type="float" office:value="0.46465877" calcext:value-type="float">
            <text:p>0.46465877</text:p>
          </table:table-cell>
          <table:table-cell office:value-type="string" calcext:value-type="string">
            <text:p>customer</text:p>
          </table:table-cell>
          <table:table-cell table:formula="of:=SQRT(POWER([.$B19]-[.$B$2];2)+POWER([.$C19]-[.$C$2];2))" office:value-type="float" office:value="0.431355254579952" calcext:value-type="float">
            <text:p>0.431355254579952</text:p>
          </table:table-cell>
          <table:table-cell table:formula="of:=SQRT(POWER([.$B19]-[.$B$3];2)+POWER([.$C19]-[.$C$3];2))" office:value-type="float" office:value="0.303893035033395" calcext:value-type="float">
            <text:p>0.303893035033395</text:p>
          </table:table-cell>
          <table:table-cell table:formula="of:=SQRT(POWER([.$B19]-[.$B$4];2)+POWER([.$C19]-[.$C$4];2))" office:value-type="float" office:value="0.531510221552057" calcext:value-type="float">
            <text:p>0.531510221552057</text:p>
          </table:table-cell>
          <table:table-cell table:formula="of:=SQRT(POWER([.$B19]-[.$B$5];2)+POWER([.$C19]-[.$C$5];2))" office:value-type="float" office:value="0.43387988000612" calcext:value-type="float">
            <text:p>0.43387988000612</text:p>
          </table:table-cell>
          <table:table-cell table:formula="of:=INDEX([.$E$1:.$H$1];MATCH(MIN([.E19:.H19]);[.E19:.H19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2022165" calcext:value-type="float">
            <text:p>0.82022165</text:p>
          </table:table-cell>
          <table:table-cell office:value-type="float" office:value="0.05927801" calcext:value-type="float">
            <text:p>0.05927801</text:p>
          </table:table-cell>
          <table:table-cell office:value-type="string" calcext:value-type="string">
            <text:p>customer</text:p>
          </table:table-cell>
          <table:table-cell table:formula="of:=SQRT(POWER([.$B20]-[.$B$2];2)+POWER([.$C20]-[.$C$2];2))" office:value-type="float" office:value="0.365043636333083" calcext:value-type="float">
            <text:p>0.365043636333083</text:p>
          </table:table-cell>
          <table:table-cell table:formula="of:=SQRT(POWER([.$B20]-[.$B$3];2)+POWER([.$C20]-[.$C$3];2))" office:value-type="float" office:value="0.599156508059685" calcext:value-type="float">
            <text:p>0.599156508059685</text:p>
          </table:table-cell>
          <table:table-cell table:formula="of:=SQRT(POWER([.$B20]-[.$B$4];2)+POWER([.$C20]-[.$C$4];2))" office:value-type="float" office:value="0.484024374393545" calcext:value-type="float">
            <text:p>0.484024374393545</text:p>
          </table:table-cell>
          <table:table-cell table:formula="of:=SQRT(POWER([.$B20]-[.$B$5];2)+POWER([.$C20]-[.$C$5];2))" office:value-type="float" office:value="0.132612048435216" calcext:value-type="float">
            <text:p>0.132612048435216</text:p>
          </table:table-cell>
          <table:table-cell table:formula="of:=INDEX([.$E$1:.$H$1];MATCH(MIN([.E20:.H20]);[.E20:.H20];0))" office:value-type="string" office:string-value="D3" calcext:value-type="string">
            <text:p>D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5409717" calcext:value-type="float">
            <text:p>0.65409717</text:p>
          </table:table-cell>
          <table:table-cell office:value-type="float" office:value="0.45940834" calcext:value-type="float">
            <text:p>0.45940834</text:p>
          </table:table-cell>
          <table:table-cell office:value-type="string" calcext:value-type="string">
            <text:p>customer</text:p>
          </table:table-cell>
          <table:table-cell table:formula="of:=SQRT(POWER([.$B21]-[.$B$2];2)+POWER([.$C21]-[.$C$2];2))" office:value-type="float" office:value="0.215383884535643" calcext:value-type="float">
            <text:p>0.215383884535643</text:p>
          </table:table-cell>
          <table:table-cell table:formula="of:=SQRT(POWER([.$B21]-[.$B$3];2)+POWER([.$C21]-[.$C$3];2))" office:value-type="float" office:value="0.182144794429236" calcext:value-type="float">
            <text:p>0.182144794429236</text:p>
          </table:table-cell>
          <table:table-cell table:formula="of:=SQRT(POWER([.$B21]-[.$B$4];2)+POWER([.$C21]-[.$C$4];2))" office:value-type="float" office:value="0.280780876761671" calcext:value-type="float">
            <text:p>0.280780876761671</text:p>
          </table:table-cell>
          <table:table-cell table:formula="of:=SQRT(POWER([.$B21]-[.$B$5];2)+POWER([.$C21]-[.$C$5];2))" office:value-type="float" office:value="0.520080986872068" calcext:value-type="float">
            <text:p>0.520080986872068</text:p>
          </table:table-cell>
          <table:table-cell table:formula="of:=INDEX([.$E$1:.$H$1];MATCH(MIN([.E21:.H21]);[.E21:.H21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664566" calcext:value-type="float">
            <text:p>0.2664566</text:p>
          </table:table-cell>
          <table:table-cell office:value-type="float" office:value="0.76469668" calcext:value-type="float">
            <text:p>0.76469668</text:p>
          </table:table-cell>
          <table:table-cell office:value-type="string" calcext:value-type="string">
            <text:p>customer</text:p>
          </table:table-cell>
          <table:table-cell table:formula="of:=SQRT(POWER([.$B22]-[.$B$2];2)+POWER([.$C22]-[.$C$2];2))" office:value-type="float" office:value="0.550212568137636" calcext:value-type="float">
            <text:p>0.550212568137636</text:p>
          </table:table-cell>
          <table:table-cell table:formula="of:=SQRT(POWER([.$B22]-[.$B$3];2)+POWER([.$C22]-[.$C$3];2))" office:value-type="float" office:value="0.426452093591777" calcext:value-type="float">
            <text:p>0.426452093591777</text:p>
          </table:table-cell>
          <table:table-cell table:formula="of:=SQRT(POWER([.$B22]-[.$B$4];2)+POWER([.$C22]-[.$C$4];2))" office:value-type="float" office:value="0.469310484802921" calcext:value-type="float">
            <text:p>0.469310484802921</text:p>
          </table:table-cell>
          <table:table-cell table:formula="of:=SQRT(POWER([.$B22]-[.$B$5];2)+POWER([.$C22]-[.$C$5];2))" office:value-type="float" office:value="1.00223480620973" calcext:value-type="float">
            <text:p>1.00223480620973</text:p>
          </table:table-cell>
          <table:table-cell table:formula="of:=INDEX([.$E$1:.$H$1];MATCH(MIN([.E22:.H22]);[.E22:.H22];0))" office:value-type="string" office:string-value="D1" calcext:value-type="string">
            <text:p>D1</text:p>
          </table:table-cell>
        </table:table-row>
      </table:table>
      <table:table table:name="clustered plot" table:style-name="ta1">
        <table:shapes>
          <draw:frame draw:z-index="0" draw:style-name="gr1" draw:text-style-name="P1" svg:width="6.2988in" svg:height="3.5429in" svg:x="8.4921in" svg:y="0.3953in">
            <draw:object draw:notify-on-update-of-ranges="'clustered plot'.A21:'clustered plot'.A22 'clustered plot'.B2:'clustered plot'.B5 'clustered plot'.C2:'clustered plot'.C5 'clustered plot'.C25:'clustered plot'.C25 'clustered plot'.B25:'clustered plot'.B25 'clustered plot'.C24:'clustered plot'.C24 'clustered plot'.B24:'clustered plot'.B24 'clustered plot'.C23:'clustered plot'.C23 'clustered plot'.B23:'clustered plot'.B23 'clustered plot'.C21:'clustered plot'.C22 'clustered plot'.B21:'clustered plot'.B22 'clustered plot'.C16:'clustered plot'.C20 'clustered plot'.B16:'clustered plot'.B20 'clustered plot'.C10:'clustered plot'.C15 'clustered plot'.B10:'clustered plot'.B15 'clustered plot'.C6:'clustered plot'.C9 'clustered plot'.B6:'clustered plot'.B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ce7"/>
        <table:table-column table:style-name="co6" table:default-cell-style-name="ce7"/>
        <table:table-column table:style-name="co2" table:number-columns-repeated="4" table:default-cell-style-name="Default"/>
        <table:table-column table:style-name="co2" table:default-cell-style-name="ce2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MAND</text:p>
          </table:table-cell>
          <table:table-cell table:style-name="ce1" office:value-type="string" calcext:value-type="string">
            <text:p>D0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closest depo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133224" calcext:value-type="float">
            <text:p>0.53133224</text:p>
          </table:table-cell>
          <table:table-cell office:value-type="float" office:value="0.28243662" calcext:value-type="float">
            <text:p>0.28243662</text:p>
          </table:table-cell>
          <table:table-cell office:value-type="string" calcext:value-type="string">
            <text:p>depot</text:p>
          </table:table-cell>
          <table:table-cell office:value-type="float" office:value="0" calcext:value-type="float">
            <text:p>0</text:p>
          </table:table-cell>
          <table:table-cell table:formula="of:=SQRT(POWER([.$B2]-[.$B$2];2)+POWER([.$C2]-[.$C$2];2))" office:value-type="float" office:value="0" calcext:value-type="float">
            <text:p>0</text:p>
          </table:table-cell>
          <table:table-cell table:formula="of:=SQRT(POWER([.$B2]-[.$B$3];2)+POWER([.$C2]-[.$C$3];2))" office:value-type="float" office:value="0.385510971560986" calcext:value-type="float">
            <text:p>0.385510971560986</text:p>
          </table:table-cell>
          <table:table-cell table:formula="of:=SQRT(POWER([.$B2]-[.$B$4];2)+POWER([.$C2]-[.$C$4];2))" office:value-type="float" office:value="0.125237042693877" calcext:value-type="float">
            <text:p>0.125237042693877</text:p>
          </table:table-cell>
          <table:table-cell table:formula="of:=SQRT(POWER([.$B2]-[.$B$5];2)+POWER([.$C2]-[.$C$5];2))" office:value-type="float" office:value="0.48796516924439" calcext:value-type="float">
            <text:p>0.48796516924439</text:p>
          </table:table-cell>
          <table:table-cell table:style-name="ce21" table:formula="of:=INDEX([.$F$1:.$I$1];MATCH(MIN([.F2:.I2]);[.F2:.I2];0))" office:value-type="string" office:string-value="D0" calcext:value-type="string">
            <text:p>D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43981" calcext:value-type="float">
            <text:p>0.6743981</text:p>
          </table:table-cell>
          <table:table-cell office:value-type="float" office:value="0.64041828" calcext:value-type="float">
            <text:p>0.64041828</text:p>
          </table:table-cell>
          <table:table-cell office:value-type="string" calcext:value-type="string">
            <text:p>depot</text:p>
          </table:table-cell>
          <table:table-cell office:value-type="float" office:value="0" calcext:value-type="float">
            <text:p>0</text:p>
          </table:table-cell>
          <table:table-cell table:formula="of:=SQRT(POWER([.$B3]-[.$B$2];2)+POWER([.$C3]-[.$C$2];2))" office:value-type="float" office:value="0.385510971560986" calcext:value-type="float">
            <text:p>0.385510971560986</text:p>
          </table:table-cell>
          <table:table-cell table:formula="of:=SQRT(POWER([.$B3]-[.$B$3];2)+POWER([.$C3]-[.$C$3];2))" office:value-type="float" office:value="0" calcext:value-type="float">
            <text:p>0</text:p>
          </table:table-cell>
          <table:table-cell table:formula="of:=SQRT(POWER([.$B3]-[.$B$4];2)+POWER([.$C3]-[.$C$4];2))" office:value-type="float" office:value="0.415873691921043" calcext:value-type="float">
            <text:p>0.415873691921043</text:p>
          </table:table-cell>
          <table:table-cell table:formula="of:=SQRT(POWER([.$B3]-[.$B$5];2)+POWER([.$C3]-[.$C$5];2))" office:value-type="float" office:value="0.668209277255971" calcext:value-type="float">
            <text:p>0.668209277255971</text:p>
          </table:table-cell>
          <table:table-cell table:style-name="ce21" table:formula="of:=INDEX([.$F$1:.$I$1];MATCH(MIN([.F3:.I3]);[.F3:.I3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13433" calcext:value-type="float">
            <text:p>0.4113433</text:p>
          </table:table-cell>
          <table:table-cell office:value-type="float" office:value="0.318311" calcext:value-type="float">
            <text:p>0.318311</text:p>
          </table:table-cell>
          <table:table-cell office:value-type="string" calcext:value-type="string">
            <text:p>depot</text:p>
          </table:table-cell>
          <table:table-cell office:value-type="float" office:value="0" calcext:value-type="float">
            <text:p>0</text:p>
          </table:table-cell>
          <table:table-cell table:formula="of:=SQRT(POWER([.$B4]-[.$B$2];2)+POWER([.$C4]-[.$C$2];2))" office:value-type="float" office:value="0.125237042693877" calcext:value-type="float">
            <text:p>0.125237042693877</text:p>
          </table:table-cell>
          <table:table-cell table:formula="of:=SQRT(POWER([.$B4]-[.$B$3];2)+POWER([.$C4]-[.$C$3];2))" office:value-type="float" office:value="0.415873691921043" calcext:value-type="float">
            <text:p>0.415873691921043</text:p>
          </table:table-cell>
          <table:table-cell table:formula="of:=SQRT(POWER([.$B4]-[.$B$4];2)+POWER([.$C4]-[.$C$4];2))" office:value-type="float" office:value="0" calcext:value-type="float">
            <text:p>0</text:p>
          </table:table-cell>
          <table:table-cell table:formula="of:=SQRT(POWER([.$B4]-[.$B$5];2)+POWER([.$C4]-[.$C$5];2))" office:value-type="float" office:value="0.610115143339655" calcext:value-type="float">
            <text:p>0.610115143339655</text:p>
          </table:table-cell>
          <table:table-cell table:style-name="ce21" table:formula="of:=INDEX([.$F$1:.$I$1];MATCH(MIN([.F4:.I4]);[.F4:.I4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992566" calcext:value-type="float">
            <text:p>0.94992566</text:p>
          </table:table-cell>
          <table:table-cell office:value-type="float" office:value="0.03165872" calcext:value-type="float">
            <text:p>0.03165872</text:p>
          </table:table-cell>
          <table:table-cell office:value-type="string" calcext:value-type="string">
            <text:p>depot</text:p>
          </table:table-cell>
          <table:table-cell office:value-type="float" office:value="0" calcext:value-type="float">
            <text:p>0</text:p>
          </table:table-cell>
          <table:table-cell office:value-type="float" office:value="0.48796516924439" calcext:value-type="float">
            <text:p>0.48796516924439</text:p>
          </table:table-cell>
          <table:table-cell office:value-type="float" office:value="0.668209277255971" calcext:value-type="float">
            <text:p>0.668209277255971</text:p>
          </table:table-cell>
          <table:table-cell office:value-type="float" office:value="0.610115143339655" calcext:value-type="float">
            <text:p>0.610115143339655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D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float" office:value="0.63494319" calcext:value-type="float">
            <text:p>0.63494319</text:p>
          </table:table-cell>
          <table:table-cell table:style-name="ce5" office:value-type="float" office:value="0.20385504" calcext:value-type="float">
            <text:p>0.20385504</text:p>
          </table:table-cell>
          <table:table-cell table:style-name="ce8" office:value-type="string" calcext:value-type="string">
            <text:p>customer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formula="of:=SQRT(POWER([.$B6]-[.$B$2];2)+POWER([.$C6]-[.$C$2];2))" office:value-type="float" office:value="0.130039585031631" calcext:value-type="float">
            <text:p>0.130039585031631</text:p>
          </table:table-cell>
          <table:table-cell table:style-name="ce5" table:formula="of:=SQRT(POWER([.$B6]-[.$B$3];2)+POWER([.$C6]-[.$C$3];2))" office:value-type="float" office:value="0.43834250585861" calcext:value-type="float">
            <text:p>0.43834250585861</text:p>
          </table:table-cell>
          <table:table-cell table:style-name="ce5" table:formula="of:=SQRT(POWER([.$B6]-[.$B$4];2)+POWER([.$C6]-[.$C$4];2))" office:value-type="float" office:value="0.251191316704088" calcext:value-type="float">
            <text:p>0.251191316704088</text:p>
          </table:table-cell>
          <table:table-cell table:style-name="ce5" table:formula="of:=SQRT(POWER([.$B6]-[.$B$5];2)+POWER([.$C6]-[.$C$5];2))" office:value-type="float" office:value="0.358978452039734" calcext:value-type="float">
            <text:p>0.358978452039734</text:p>
          </table:table-cell>
          <table:table-cell table:style-name="ce22" table:formula="of:=INDEX([.$F$1:.$I$1];MATCH(MIN([.F6:.I6]);[.F6:.I6];0))" office:value-type="string" office:string-value="D0" calcext:value-type="string">
            <text:p>D0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float" office:value="0.46652433" calcext:value-type="float">
            <text:p>0.46652433</text:p>
          </table:table-cell>
          <table:table-cell office:value-type="float" office:value="0.22617598" calcext:value-type="float">
            <text:p>0.22617598</text:p>
          </table:table-cell>
          <table:table-cell office:value-type="string" calcext:value-type="string">
            <text:p>customer</text:p>
          </table:table-cell>
          <table:table-cell office:value-type="float" office:value="1" calcext:value-type="float">
            <text:p>1</text:p>
          </table:table-cell>
          <table:table-cell table:style-name="ce11" table:formula="of:=SQRT(POWER([.$B7]-[.$B$2];2)+POWER([.$C7]-[.$C$2];2))" office:value-type="float" office:value="0.0858214705757115" calcext:value-type="float">
            <text:p>0.0858214705757115</text:p>
          </table:table-cell>
          <table:table-cell table:formula="of:=SQRT(POWER([.$B7]-[.$B$3];2)+POWER([.$C7]-[.$C$3];2))" office:value-type="float" office:value="0.463474041736215" calcext:value-type="float">
            <text:p>0.463474041736215</text:p>
          </table:table-cell>
          <table:table-cell table:formula="of:=SQRT(POWER([.$B7]-[.$B$4];2)+POWER([.$C7]-[.$C$4];2))" office:value-type="float" office:value="0.107395567796168" calcext:value-type="float">
            <text:p>0.107395567796168</text:p>
          </table:table-cell>
          <table:table-cell table:formula="of:=SQRT(POWER([.$B7]-[.$B$5];2)+POWER([.$C7]-[.$C$5];2))" office:value-type="float" office:value="0.52106987082701" calcext:value-type="float">
            <text:p>0.52106987082701</text:p>
          </table:table-cell>
          <table:table-cell table:formula="of:=INDEX([.$F$1:.$I$1];MATCH(MIN([.F7:.I7]);[.F7:.I7];0))" office:value-type="string" office:string-value="D0" calcext:value-type="string">
            <text:p>D0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float" office:value="0.47995916" calcext:value-type="float">
            <text:p>0.47995916</text:p>
          </table:table-cell>
          <table:table-cell office:value-type="float" office:value="0.17653291" calcext:value-type="float">
            <text:p>0.17653291</text:p>
          </table:table-cell>
          <table:table-cell office:value-type="string" calcext:value-type="string">
            <text:p>customer</text:p>
          </table:table-cell>
          <table:table-cell office:value-type="float" office:value="9" calcext:value-type="float">
            <text:p>9</text:p>
          </table:table-cell>
          <table:table-cell table:style-name="ce11" table:formula="of:=SQRT(POWER([.$B8]-[.$B$2];2)+POWER([.$C8]-[.$C$2];2))" office:value-type="float" office:value="0.117706368308815" calcext:value-type="float">
            <text:p>0.117706368308815</text:p>
          </table:table-cell>
          <table:table-cell table:formula="of:=SQRT(POWER([.$B8]-[.$B$3];2)+POWER([.$C8]-[.$C$3];2))" office:value-type="float" office:value="0.50298721443826" calcext:value-type="float">
            <text:p>0.50298721443826</text:p>
          </table:table-cell>
          <table:table-cell table:formula="of:=SQRT(POWER([.$B8]-[.$B$4];2)+POWER([.$C8]-[.$C$4];2))" office:value-type="float" office:value="0.15750924749864" calcext:value-type="float">
            <text:p>0.15750924749864</text:p>
          </table:table-cell>
          <table:table-cell table:formula="of:=SQRT(POWER([.$B8]-[.$B$5];2)+POWER([.$C8]-[.$C$5];2))" office:value-type="float" office:value="0.49178963190617" calcext:value-type="float">
            <text:p>0.49178963190617</text:p>
          </table:table-cell>
          <table:table-cell table:formula="of:=INDEX([.$F$1:.$I$1];MATCH(MIN([.F8:.I8]);[.F8:.I8];0))" office:value-type="string" office:string-value="D0" calcext:value-type="string">
            <text:p>D0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float" office:value="0.61682411" calcext:value-type="float">
            <text:p>0.61682411</text:p>
          </table:table-cell>
          <table:table-cell table:style-name="ce6" office:value-type="float" office:value="0.01871345" calcext:value-type="float">
            <text:p>0.01871345</text:p>
          </table:table-cell>
          <table:table-cell table:style-name="ce9" office:value-type="string" calcext:value-type="string">
            <text:p>customer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SQRT(POWER([.$B9]-[.$B$2];2)+POWER([.$C9]-[.$C$2];2))" office:value-type="float" office:value="0.277234143335459" calcext:value-type="float">
            <text:p>0.277234143335459</text:p>
          </table:table-cell>
          <table:table-cell table:style-name="ce6" table:formula="of:=SQRT(POWER([.$B9]-[.$B$3];2)+POWER([.$C9]-[.$C$3];2))" office:value-type="float" office:value="0.624365005401367" calcext:value-type="float">
            <text:p>0.624365005401367</text:p>
          </table:table-cell>
          <table:table-cell table:style-name="ce6" table:formula="of:=SQRT(POWER([.$B9]-[.$B$4];2)+POWER([.$C9]-[.$C$4];2))" office:value-type="float" office:value="0.363291969694155" calcext:value-type="float">
            <text:p>0.363291969694155</text:p>
          </table:table-cell>
          <table:table-cell table:style-name="ce6" table:formula="of:=SQRT(POWER([.$B9]-[.$B$5];2)+POWER([.$C9]-[.$C$5];2))" office:value-type="float" office:value="0.333353000028161" calcext:value-type="float">
            <text:p>0.333353000028161</text:p>
          </table:table-cell>
          <table:table-cell table:style-name="ce24" table:formula="of:=INDEX([.$F$1:.$I$1];MATCH(MIN([.F9:.I9]);[.F9:.I9];0))" office:value-type="string" office:string-value="D0" calcext:value-type="string">
            <text:p>D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float" office:value="0.93441326" calcext:value-type="float">
            <text:p>0.93441326</text:p>
          </table:table-cell>
          <table:table-cell table:style-name="ce5" office:value-type="float" office:value="0.50766116" calcext:value-type="float">
            <text:p>0.50766116</text:p>
          </table:table-cell>
          <table:table-cell table:style-name="ce8" office:value-type="string" calcext:value-type="string">
            <text:p>customer</text:p>
          </table:table-cell>
          <table:table-cell table:style-name="ce8" office:value-type="float" office:value="6" calcext:value-type="float">
            <text:p>6</text:p>
          </table:table-cell>
          <table:table-cell table:style-name="ce5" table:formula="of:=SQRT(POWER([.$B10]-[.$B$2];2)+POWER([.$C10]-[.$C$2];2))" office:value-type="float" office:value="0.461736290649167" calcext:value-type="float">
            <text:p>0.461736290649167</text:p>
          </table:table-cell>
          <table:table-cell table:style-name="ce13" table:formula="of:=SQRT(POWER([.$B10]-[.$B$3];2)+POWER([.$C10]-[.$C$3];2))" office:value-type="float" office:value="0.291945776370408" calcext:value-type="float">
            <text:p>0.291945776370408</text:p>
          </table:table-cell>
          <table:table-cell table:style-name="ce5" table:formula="of:=SQRT(POWER([.$B10]-[.$B$4];2)+POWER([.$C10]-[.$C$4];2))" office:value-type="float" office:value="0.556287395279119" calcext:value-type="float">
            <text:p>0.556287395279119</text:p>
          </table:table-cell>
          <table:table-cell table:style-name="ce5" table:formula="of:=SQRT(POWER([.$B10]-[.$B$5];2)+POWER([.$C10]-[.$C$5];2))" office:value-type="float" office:value="0.476255139016592" calcext:value-type="float">
            <text:p>0.476255139016592</text:p>
          </table:table-cell>
          <table:table-cell table:style-name="ce22" table:formula="of:=INDEX([.$F$1:.$I$1];MATCH(MIN([.F10:.I10]);[.F10:.I10];0))" office:value-type="string" office:string-value="D1" calcext:value-type="string">
            <text:p>D1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0.10591025" calcext:value-type="float">
            <text:p>0.10591025</text:p>
          </table:table-cell>
          <table:table-cell office:value-type="float" office:value="0.9292119" calcext:value-type="float">
            <text:p>0.9292119</text:p>
          </table:table-cell>
          <table:table-cell office:value-type="string" calcext:value-type="string">
            <text:p>customer</text:p>
          </table:table-cell>
          <table:table-cell office:value-type="float" office:value="5" calcext:value-type="float">
            <text:p>5</text:p>
          </table:table-cell>
          <table:table-cell table:formula="of:=SQRT(POWER([.$B11]-[.$B$2];2)+POWER([.$C11]-[.$C$2];2))" office:value-type="float" office:value="0.774146066575707" calcext:value-type="float">
            <text:p>0.774146066575707</text:p>
          </table:table-cell>
          <table:table-cell table:style-name="ce14" table:formula="of:=SQRT(POWER([.$B11]-[.$B$3];2)+POWER([.$C11]-[.$C$3];2))" office:value-type="float" office:value="0.637636409366911" calcext:value-type="float">
            <text:p>0.637636409366911</text:p>
          </table:table-cell>
          <table:table-cell table:formula="of:=SQRT(POWER([.$B11]-[.$B$4];2)+POWER([.$C11]-[.$C$4];2))" office:value-type="float" office:value="0.683000188618651" calcext:value-type="float">
            <text:p>0.683000188618651</text:p>
          </table:table-cell>
          <table:table-cell table:formula="of:=SQRT(POWER([.$B11]-[.$B$5];2)+POWER([.$C11]-[.$C$5];2))" office:value-type="float" office:value="1.2320567045577" calcext:value-type="float">
            <text:p>1.2320567045577</text:p>
          </table:table-cell>
          <table:table-cell table:formula="of:=INDEX([.$F$1:.$I$1];MATCH(MIN([.F11:.I11]);[.F11:.I11];0))" office:value-type="string" office:string-value="D1" calcext:value-type="string">
            <text:p>D1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float" office:value="0.82985747" calcext:value-type="float">
            <text:p>0.82985747</text:p>
          </table:table-cell>
          <table:table-cell office:value-type="float" office:value="0.50048258" calcext:value-type="float">
            <text:p>0.50048258</text:p>
          </table:table-cell>
          <table:table-cell office:value-type="string" calcext:value-type="string">
            <text:p>customer</text:p>
          </table:table-cell>
          <table:table-cell office:value-type="float" office:value="4" calcext:value-type="float">
            <text:p>4</text:p>
          </table:table-cell>
          <table:table-cell table:formula="of:=SQRT(POWER([.$B12]-[.$B$2];2)+POWER([.$C12]-[.$C$2];2))" office:value-type="float" office:value="0.369677364223013" calcext:value-type="float">
            <text:p>0.369677364223013</text:p>
          </table:table-cell>
          <table:table-cell table:style-name="ce14" table:formula="of:=SQRT(POWER([.$B12]-[.$B$3];2)+POWER([.$C12]-[.$C$3];2))" office:value-type="float" office:value="0.209164088350001" calcext:value-type="float">
            <text:p>0.209164088350001</text:p>
          </table:table-cell>
          <table:table-cell table:formula="of:=SQRT(POWER([.$B12]-[.$B$4];2)+POWER([.$C12]-[.$C$4];2))" office:value-type="float" office:value="0.456443419330902" calcext:value-type="float">
            <text:p>0.456443419330902</text:p>
          </table:table-cell>
          <table:table-cell table:formula="of:=SQRT(POWER([.$B12]-[.$B$5];2)+POWER([.$C12]-[.$C$5];2))" office:value-type="float" office:value="0.48395473130777" calcext:value-type="float">
            <text:p>0.48395473130777</text:p>
          </table:table-cell>
          <table:table-cell table:formula="of:=INDEX([.$F$1:.$I$1];MATCH(MIN([.F12:.I12]);[.F12:.I12];0))" office:value-type="string" office:string-value="D1" calcext:value-type="string">
            <text:p>D1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office:value-type="float" office:value="0.92230851" calcext:value-type="float">
            <text:p>0.92230851</text:p>
          </table:table-cell>
          <table:table-cell office:value-type="float" office:value="0.46465877" calcext:value-type="float">
            <text:p>0.46465877</text:p>
          </table:table-cell>
          <table:table-cell office:value-type="string" calcext:value-type="string">
            <text:p>customer</text:p>
          </table:table-cell>
          <table:table-cell office:value-type="float" office:value="9" calcext:value-type="float">
            <text:p>9</text:p>
          </table:table-cell>
          <table:table-cell table:formula="of:=SQRT(POWER([.$B13]-[.$B$2];2)+POWER([.$C13]-[.$C$2];2))" office:value-type="float" office:value="0.431355254579952" calcext:value-type="float">
            <text:p>0.431355254579952</text:p>
          </table:table-cell>
          <table:table-cell table:style-name="ce14" table:formula="of:=SQRT(POWER([.$B13]-[.$B$3];2)+POWER([.$C13]-[.$C$3];2))" office:value-type="float" office:value="0.303893035033395" calcext:value-type="float">
            <text:p>0.303893035033395</text:p>
          </table:table-cell>
          <table:table-cell table:formula="of:=SQRT(POWER([.$B13]-[.$B$4];2)+POWER([.$C13]-[.$C$4];2))" office:value-type="float" office:value="0.531510221552057" calcext:value-type="float">
            <text:p>0.531510221552057</text:p>
          </table:table-cell>
          <table:table-cell table:formula="of:=SQRT(POWER([.$B13]-[.$B$5];2)+POWER([.$C13]-[.$C$5];2))" office:value-type="float" office:value="0.43387988000612" calcext:value-type="float">
            <text:p>0.43387988000612</text:p>
          </table:table-cell>
          <table:table-cell table:formula="of:=INDEX([.$F$1:.$I$1];MATCH(MIN([.F13:.I13]);[.F13:.I13];0))" office:value-type="string" office:string-value="D1" calcext:value-type="string">
            <text:p>D1</text:p>
          </table:table-cell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office:value-type="float" office:value="0.65409717" calcext:value-type="float">
            <text:p>0.65409717</text:p>
          </table:table-cell>
          <table:table-cell office:value-type="float" office:value="0.45940834" calcext:value-type="float">
            <text:p>0.45940834</text:p>
          </table:table-cell>
          <table:table-cell office:value-type="string" calcext:value-type="string">
            <text:p>customer</text:p>
          </table:table-cell>
          <table:table-cell office:value-type="float" office:value="3" calcext:value-type="float">
            <text:p>3</text:p>
          </table:table-cell>
          <table:table-cell table:formula="of:=SQRT(POWER([.$B14]-[.$B$2];2)+POWER([.$C14]-[.$C$2];2))" office:value-type="float" office:value="0.215383884535643" calcext:value-type="float">
            <text:p>0.215383884535643</text:p>
          </table:table-cell>
          <table:table-cell table:style-name="ce14" table:formula="of:=SQRT(POWER([.$B14]-[.$B$3];2)+POWER([.$C14]-[.$C$3];2))" office:value-type="float" office:value="0.182144794429236" calcext:value-type="float">
            <text:p>0.182144794429236</text:p>
          </table:table-cell>
          <table:table-cell table:formula="of:=SQRT(POWER([.$B14]-[.$B$4];2)+POWER([.$C14]-[.$C$4];2))" office:value-type="float" office:value="0.280780876761671" calcext:value-type="float">
            <text:p>0.280780876761671</text:p>
          </table:table-cell>
          <table:table-cell table:formula="of:=SQRT(POWER([.$B14]-[.$B$5];2)+POWER([.$C14]-[.$C$5];2))" office:value-type="float" office:value="0.520080986872068" calcext:value-type="float">
            <text:p>0.520080986872068</text:p>
          </table:table-cell>
          <table:table-cell table:formula="of:=INDEX([.$F$1:.$I$1];MATCH(MIN([.F14:.I14]);[.F14:.I14];0))" office:value-type="string" office:string-value="D1" calcext:value-type="string">
            <text:p>D1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6" office:value-type="float" office:value="0.2664566" calcext:value-type="float">
            <text:p>0.2664566</text:p>
          </table:table-cell>
          <table:table-cell table:style-name="ce6" office:value-type="float" office:value="0.76469668" calcext:value-type="float">
            <text:p>0.76469668</text:p>
          </table:table-cell>
          <table:table-cell table:style-name="ce9" office:value-type="string" calcext:value-type="string">
            <text:p>customer</text:p>
          </table:table-cell>
          <table:table-cell table:style-name="ce9" office:value-type="float" office:value="9" calcext:value-type="float">
            <text:p>9</text:p>
          </table:table-cell>
          <table:table-cell table:style-name="ce6" table:formula="of:=SQRT(POWER([.$B15]-[.$B$2];2)+POWER([.$C15]-[.$C$2];2))" office:value-type="float" office:value="0.550212568137636" calcext:value-type="float">
            <text:p>0.550212568137636</text:p>
          </table:table-cell>
          <table:table-cell table:style-name="ce15" table:formula="of:=SQRT(POWER([.$B15]-[.$B$3];2)+POWER([.$C15]-[.$C$3];2))" office:value-type="float" office:value="0.426452093591777" calcext:value-type="float">
            <text:p>0.426452093591777</text:p>
          </table:table-cell>
          <table:table-cell table:style-name="ce6" table:formula="of:=SQRT(POWER([.$B15]-[.$B$4];2)+POWER([.$C15]-[.$C$4];2))" office:value-type="float" office:value="0.469310484802921" calcext:value-type="float">
            <text:p>0.469310484802921</text:p>
          </table:table-cell>
          <table:table-cell table:style-name="ce6" table:formula="of:=SQRT(POWER([.$B15]-[.$B$5];2)+POWER([.$C15]-[.$C$5];2))" office:value-type="float" office:value="1.00223480620973" calcext:value-type="float">
            <text:p>1.00223480620973</text:p>
          </table:table-cell>
          <table:table-cell table:style-name="ce24" table:formula="of:=INDEX([.$F$1:.$I$1];MATCH(MIN([.F15:.I15]);[.F15:.I15];0))" office:value-type="string" office:string-value="D1" calcext:value-type="string">
            <text:p>D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float" office:value="0.37048569" calcext:value-type="float">
            <text:p>0.37048569</text:p>
          </table:table-cell>
          <table:table-cell table:style-name="ce5" office:value-type="float" office:value="0.05035837" calcext:value-type="float">
            <text:p>0.05035837</text:p>
          </table:table-cell>
          <table:table-cell table:style-name="ce8" office:value-type="string" calcext:value-type="string">
            <text:p>customer</text:p>
          </table:table-cell>
          <table:table-cell table:style-name="ce8" office:value-type="float" office:value="2" calcext:value-type="float">
            <text:p>2</text:p>
          </table:table-cell>
          <table:table-cell table:style-name="ce5" table:formula="of:=SQRT(POWER([.$B16]-[.$B$2];2)+POWER([.$C16]-[.$C$2];2))" office:value-type="float" office:value="0.282368423818891" calcext:value-type="float">
            <text:p>0.282368423818891</text:p>
          </table:table-cell>
          <table:table-cell table:style-name="ce5" table:formula="of:=SQRT(POWER([.$B16]-[.$B$3];2)+POWER([.$C16]-[.$C$3];2))" office:value-type="float" office:value="0.663726939592794" calcext:value-type="float">
            <text:p>0.663726939592794</text:p>
          </table:table-cell>
          <table:table-cell table:style-name="ce16" table:formula="of:=SQRT(POWER([.$B16]-[.$B$4];2)+POWER([.$C16]-[.$C$4];2))" office:value-type="float" office:value="0.271049730158193" calcext:value-type="float">
            <text:p>0.271049730158193</text:p>
          </table:table-cell>
          <table:table-cell table:style-name="ce5" table:formula="of:=SQRT(POWER([.$B16]-[.$B$5];2)+POWER([.$C16]-[.$C$5];2))" office:value-type="float" office:value="0.57974162843781" calcext:value-type="float">
            <text:p>0.57974162843781</text:p>
          </table:table-cell>
          <table:table-cell table:style-name="ce22" table:formula="of:=INDEX([.$F$1:.$I$1];MATCH(MIN([.F16:.I16]);[.F16:.I16];0))" office:value-type="string" office:string-value="D2" calcext:value-type="string">
            <text:p>D2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float" office:value="0.24523844" calcext:value-type="float">
            <text:p>0.24523844</text:p>
          </table:table-cell>
          <table:table-cell office:value-type="float" office:value="0.67245775" calcext:value-type="float">
            <text:p>0.67245775</text:p>
          </table:table-cell>
          <table:table-cell office:value-type="string" calcext:value-type="string">
            <text:p>customer</text:p>
          </table:table-cell>
          <table:table-cell office:value-type="float" office:value="2" calcext:value-type="float">
            <text:p>2</text:p>
          </table:table-cell>
          <table:table-cell table:formula="of:=SQRT(POWER([.$B17]-[.$B$2];2)+POWER([.$C17]-[.$C$2];2))" office:value-type="float" office:value="0.483700469552095" calcext:value-type="float">
            <text:p>0.483700469552095</text:p>
          </table:table-cell>
          <table:table-cell table:formula="of:=SQRT(POWER([.$B17]-[.$B$3];2)+POWER([.$C17]-[.$C$3];2))" office:value-type="float" office:value="0.430353972224257" calcext:value-type="float">
            <text:p>0.430353972224257</text:p>
          </table:table-cell>
          <table:table-cell table:style-name="ce17" table:formula="of:=SQRT(POWER([.$B17]-[.$B$4];2)+POWER([.$C17]-[.$C$4];2))" office:value-type="float" office:value="0.391165879201116" calcext:value-type="float">
            <text:p>0.391165879201116</text:p>
          </table:table-cell>
          <table:table-cell table:formula="of:=SQRT(POWER([.$B17]-[.$B$5];2)+POWER([.$C17]-[.$C$5];2))" office:value-type="float" office:value="0.952474395918478" calcext:value-type="float">
            <text:p>0.952474395918478</text:p>
          </table:table-cell>
          <table:table-cell table:formula="of:=INDEX([.$F$1:.$I$1];MATCH(MIN([.F17:.I17]);[.F17:.I17];0))" office:value-type="string" office:string-value="D2" calcext:value-type="string">
            <text:p>D2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float" office:value="0.23323873" calcext:value-type="float">
            <text:p>0.23323873</text:p>
          </table:table-cell>
          <table:table-cell office:value-type="float" office:value="0.088866" calcext:value-type="float">
            <text:p>0.088866</text:p>
          </table:table-cell>
          <table:table-cell office:value-type="string" calcext:value-type="string">
            <text:p>customer</text:p>
          </table:table-cell>
          <table:table-cell office:value-type="float" office:value="9" calcext:value-type="float">
            <text:p>9</text:p>
          </table:table-cell>
          <table:table-cell table:formula="of:=SQRT(POWER([.$B18]-[.$B$2];2)+POWER([.$C18]-[.$C$2];2))" office:value-type="float" office:value="0.35542836919878" calcext:value-type="float">
            <text:p>0.35542836919878</text:p>
          </table:table-cell>
          <table:table-cell table:formula="of:=SQRT(POWER([.$B18]-[.$B$3];2)+POWER([.$C18]-[.$C$3];2))" office:value-type="float" office:value="0.706280048785179" calcext:value-type="float">
            <text:p>0.706280048785179</text:p>
          </table:table-cell>
          <table:table-cell table:style-name="ce17" table:formula="of:=SQRT(POWER([.$B18]-[.$B$4];2)+POWER([.$C18]-[.$C$4];2))" office:value-type="float" office:value="0.290458681880719" calcext:value-type="float">
            <text:p>0.290458681880719</text:p>
          </table:table-cell>
          <table:table-cell table:formula="of:=SQRT(POWER([.$B18]-[.$B$5];2)+POWER([.$C18]-[.$C$5];2))" office:value-type="float" office:value="0.718966500275099" calcext:value-type="float">
            <text:p>0.718966500275099</text:p>
          </table:table-cell>
          <table:table-cell table:formula="of:=INDEX([.$F$1:.$I$1];MATCH(MIN([.F18:.I18]);[.F18:.I18];0))" office:value-type="string" office:string-value="D2" calcext:value-type="string">
            <text:p>D2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float" office:value="0.32258949" calcext:value-type="float">
            <text:p>0.32258949</text:p>
          </table:table-cell>
          <table:table-cell office:value-type="float" office:value="0.16922623" calcext:value-type="float">
            <text:p>0.16922623</text:p>
          </table:table-cell>
          <table:table-cell office:value-type="string" calcext:value-type="string">
            <text:p>customer</text:p>
          </table:table-cell>
          <table:table-cell office:value-type="float" office:value="6" calcext:value-type="float">
            <text:p>6</text:p>
          </table:table-cell>
          <table:table-cell table:formula="of:=SQRT(POWER([.$B19]-[.$B$2];2)+POWER([.$C19]-[.$C$2];2))" office:value-type="float" office:value="0.237466056693403" calcext:value-type="float">
            <text:p>0.237466056693403</text:p>
          </table:table-cell>
          <table:table-cell table:formula="of:=SQRT(POWER([.$B19]-[.$B$3];2)+POWER([.$C19]-[.$C$3];2))" office:value-type="float" office:value="0.588040173843025" calcext:value-type="float">
            <text:p>0.588040173843025</text:p>
          </table:table-cell>
          <table:table-cell table:style-name="ce17" table:formula="of:=SQRT(POWER([.$B19]-[.$B$4];2)+POWER([.$C19]-[.$C$4];2))" office:value-type="float" office:value="0.173503623695498" calcext:value-type="float">
            <text:p>0.173503623695498</text:p>
          </table:table-cell>
          <table:table-cell table:formula="of:=SQRT(POWER([.$B19]-[.$B$5];2)+POWER([.$C19]-[.$C$5];2))" office:value-type="float" office:value="0.642242547639028" calcext:value-type="float">
            <text:p>0.642242547639028</text:p>
          </table:table-cell>
          <table:table-cell table:formula="of:=INDEX([.$F$1:.$I$1];MATCH(MIN([.F19:.I19]);[.F19:.I19];0))" office:value-type="string" office:string-value="D2" calcext:value-type="string">
            <text:p>D2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float" office:value="0.35924599" calcext:value-type="float">
            <text:p>0.35924599</text:p>
          </table:table-cell>
          <table:table-cell table:style-name="ce6" office:value-type="float" office:value="0.03583394" calcext:value-type="float">
            <text:p>0.03583394</text:p>
          </table:table-cell>
          <table:table-cell table:style-name="ce9" office:value-type="string" calcext:value-type="string">
            <text:p>customer</text:p>
          </table:table-cell>
          <table:table-cell table:style-name="ce9" office:value-type="float" office:value="5" calcext:value-type="float">
            <text:p>5</text:p>
          </table:table-cell>
          <table:table-cell table:style-name="ce6" table:formula="of:=SQRT(POWER([.$B20]-[.$B$2];2)+POWER([.$C20]-[.$C$2];2))" office:value-type="float" office:value="0.300710091653481" calcext:value-type="float">
            <text:p>0.300710091653481</text:p>
          </table:table-cell>
          <table:table-cell table:style-name="ce6" table:formula="of:=SQRT(POWER([.$B20]-[.$B$3];2)+POWER([.$C20]-[.$C$3];2))" office:value-type="float" office:value="0.681794013328577" calcext:value-type="float">
            <text:p>0.681794013328577</text:p>
          </table:table-cell>
          <table:table-cell table:style-name="ce18" table:formula="of:=SQRT(POWER([.$B20]-[.$B$4];2)+POWER([.$C20]-[.$C$4];2))" office:value-type="float" office:value="0.28724104709369" calcext:value-type="float">
            <text:p>0.28724104709369</text:p>
          </table:table-cell>
          <table:table-cell table:style-name="ce6" table:formula="of:=SQRT(POWER([.$B20]-[.$B$5];2)+POWER([.$C20]-[.$C$5];2))" office:value-type="float" office:value="0.59069442608963" calcext:value-type="float">
            <text:p>0.59069442608963</text:p>
          </table:table-cell>
          <table:table-cell table:style-name="ce24" table:formula="of:=INDEX([.$F$1:.$I$1];MATCH(MIN([.F20:.I20]);[.F20:.I20];0))" office:value-type="string" office:string-value="D2" calcext:value-type="string">
            <text:p>D2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float" office:value="0.82022165" calcext:value-type="float">
            <text:p>0.82022165</text:p>
          </table:table-cell>
          <table:table-cell table:style-name="ce5" office:value-type="float" office:value="0.05927801" calcext:value-type="float">
            <text:p>0.05927801</text:p>
          </table:table-cell>
          <table:table-cell table:style-name="ce8" office:value-type="string" calcext:value-type="string">
            <text:p>customer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0.365043636333083" calcext:value-type="float">
            <text:p>0.365043636333083</text:p>
          </table:table-cell>
          <table:table-cell table:style-name="ce5" office:value-type="float" office:value="0.599156508059685" calcext:value-type="float">
            <text:p>0.599156508059685</text:p>
          </table:table-cell>
          <table:table-cell table:style-name="ce5" office:value-type="float" office:value="0.484024374393545" calcext:value-type="float">
            <text:p>0.484024374393545</text:p>
          </table:table-cell>
          <table:table-cell table:style-name="ce19" office:value-type="float" office:value="0.132612048435216" calcext:value-type="float">
            <text:p>0.132612048435216</text:p>
          </table:table-cell>
          <table:table-cell table:style-name="ce22" office:value-type="string" calcext:value-type="string">
            <text:p>D3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float" office:value="0.83341379" calcext:value-type="float">
            <text:p>0.83341379</text:p>
          </table:table-cell>
          <table:table-cell table:style-name="ce6" office:value-type="float" office:value="0.10344553" calcext:value-type="float">
            <text:p>0.10344553</text:p>
          </table:table-cell>
          <table:table-cell table:style-name="ce9" office:value-type="string" calcext:value-type="string">
            <text:p>customer</text:p>
          </table:table-cell>
          <table:table-cell table:style-name="ce9" office:value-type="float" office:value="3" calcext:value-type="float">
            <text:p>3</text:p>
          </table:table-cell>
          <table:table-cell table:style-name="ce6" table:formula="of:=SQRT(POWER([.$B22]-[.$B$2];2)+POWER([.$C22]-[.$C$2];2))" office:value-type="float" office:value="0.351128285886783" calcext:value-type="float">
            <text:p>0.351128285886783</text:p>
          </table:table-cell>
          <table:table-cell table:style-name="ce6" table:formula="of:=SQRT(POWER([.$B22]-[.$B$3];2)+POWER([.$C22]-[.$C$3];2))" office:value-type="float" office:value="0.56002296730468" calcext:value-type="float">
            <text:p>0.56002296730468</text:p>
          </table:table-cell>
          <table:table-cell table:style-name="ce6" table:formula="of:=SQRT(POWER([.$B22]-[.$B$4];2)+POWER([.$C22]-[.$C$4];2))" office:value-type="float" office:value="0.473614472674939" calcext:value-type="float">
            <text:p>0.473614472674939</text:p>
          </table:table-cell>
          <table:table-cell table:style-name="ce20" table:formula="of:=SQRT(POWER([.$B22]-[.$B$5];2)+POWER([.$C22]-[.$C$5];2))" office:value-type="float" office:value="0.136851605547297" calcext:value-type="float">
            <text:p>0.136851605547297</text:p>
          </table:table-cell>
          <table:table-cell table:style-name="ce24" table:formula="of:=INDEX([.$F$1:.$I$1];MATCH(MIN([.F22:.I22]);[.F22:.I22];0))" office:value-type="string" office:string-value="D3" calcext:value-type="string">
            <text:p>D3</text:p>
          </table:table-cell>
        </table:table-row>
        <table:table-row table:style-name="ro1">
          <table:table-cell office:value-type="string" calcext:value-type="string">
            <text:p>rand_point_1</text:p>
          </table:table-cell>
          <table:table-cell office:value-type="float" office:value="0.14365113" calcext:value-type="float">
            <text:p>0.14365113</text:p>
          </table:table-cell>
          <table:table-cell office:value-type="float" office:value="0.5307886" calcext:value-type="float">
            <text:p>0.5307886</text:p>
          </table:table-cell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rand_point_2</text:p>
          </table:table-cell>
          <table:table-cell office:value-type="float" office:value="0.36975687" calcext:value-type="float">
            <text:p>0.36975687</text:p>
          </table:table-cell>
          <table:table-cell office:value-type="float" office:value="0.91092584" calcext:value-type="float">
            <text:p>0.91092584</text:p>
          </table:table-cell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rand_point_3</text:p>
          </table:table-cell>
          <table:table-cell office:value-type="float" office:value="0.79329399" calcext:value-type="float">
            <text:p>0.79329399</text:p>
          </table:table-cell>
          <table:table-cell office:value-type="float" office:value="0.1709594" calcext:value-type="float">
            <text:p>0.1709594</text:p>
          </table:table-cell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D(12,4)</text:p>
          </table:table-cell>
          <table:table-cell table:formula="of:=SQRT(POWER([.B8]-[.B6];2)+POWER([.C8]-[.C6];2))" office:value-type="float" office:value="0.157373912522939" calcext:value-type="float">
            <text:p>0.157373912522939</text:p>
          </table:table-cell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D(12,15)</text:p>
          </table:table-cell>
          <table:table-cell table:formula="of:=SQRT(POWER([.B8]-[.B9];2)+POWER([.C8]-[.C9];2))" office:value-type="float" office:value="0.208899488973032" calcext:value-type="float">
            <text:p>0.208899488973032</text:p>
          </table:table-cell>
          <table:table-cell table:style-name="Default" table:number-columns-repeated="2"/>
          <table:table-cell table:number-columns-repeated="4"/>
          <table:table-cell table:style-name="Default"/>
        </table:table-row>
        <calcext:conditional-formats>
          <calcext:conditional-format calcext:target-range-address="'clustered plot'.J2:'clustered plot'.J22">
            <calcext:condition calcext:apply-style-name="Untitled1" calcext:value="contains-text(&quot;D0&quot;)" calcext:base-cell-address="'clustered plot'.J2"/>
            <calcext:condition calcext:apply-style-name="Untitled2" calcext:value="contains-text(&quot;D1&quot;)" calcext:base-cell-address="'clustered plot'.J2"/>
            <calcext:condition calcext:apply-style-name="Untitled3" calcext:value="contains-text(&quot;D2&quot;)" calcext:base-cell-address="'clustered plot'.J2"/>
            <calcext:condition calcext:apply-style-name="Untitled5" calcext:value="contains-text(&quot;D3&quot;)" calcext:base-cell-address="'clustered plot'.J2"/>
          </calcext:conditional-format>
        </calcext:conditional-formats>
      </table:table>
      <table:named-expressions/>
      <table:database-ranges>
        <table:database-range table:name="__Anonymous_Sheet_DB__1" table:target-range-address="'clustered plot'.A2:'clustered plot'.J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b2d7ff"/>
    </style:style>
    <style:style style:name="Untitled2" style:family="table-cell" style:parent-style-name="Default">
      <style:table-cell-properties fo:background-color="#ff92df"/>
    </style:style>
    <style:style style:name="Untitled3" style:family="table-cell" style:parent-style-name="Default">
      <style:table-cell-properties fo:background-color="#86ffc4"/>
    </style:style>
    <style:style style:name="Untitled4" style:family="table-cell" style:parent-style-name="Default">
      <style:table-cell-properties fo:background-color="#95ff73"/>
    </style:style>
    <style:style style:name="Untitled5" style:family="table-cell" style:parent-style-name="Default">
      <style:table-cell-properties fo:background-color="#ff914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2T11:29:40.823119780</dc:date>
    <meta:editing-duration>PT2H31M57S</meta:editing-duration>
    <meta:editing-cycles>5</meta:editing-cycles>
    <meta:generator>LibreOffice/7.3.7.2$Linux_X86_64 LibreOffice_project/30$Build-2</meta:generator>
    <meta:document-statistic meta:table-count="2" meta:cell-count="43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31cm" svg:y="3.952cm" style:legend-expansion="high" chart:style-name="ch2"/>
        <chart:plot-area chart:style-name="ch3" table:cell-range-address="locations.A2:locations.A22 locations.B6:locations.C22 locations.C2:locations.C5" chart:data-source-has-labels="both" svg:x="0.32cm" svg:y="0.18cm" svg:width="12.991cm" svg:height="8.64cm">
          <chart:coordinate-region svg:x="1.047cm" svg:y="0.379cm" svg:width="12.17cm" svg:height="7.794cm"/>
          <chart:axis chart:dimension="x" chart:name="primary-x" chart:style-name="ch4" chartooo:axis-type="auto">
            <chart:categories table:cell-range-address="locations.A2:locations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tions.C6:locations.C22" loext:label-string="depots" chart:class="chart:scatter">
            <chart:domain table:cell-range-address="locations.B6:locations.B22"/>
            <chart:data-point chart:repeated="17"/>
          </chart:series>
          <chart:series chart:style-name="ch8" chart:values-cell-range-address="locations.C2:locations.C5" loext:label-string="customers" chart:class="chart:scatter">
            <chart:domain table:cell-range-address="locations.B2:locations.B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pots</text:p>
              </table:table-cell>
              <table:table-cell office:value-type="string">
                <text:p>Column B</text:p>
              </table:table-cell>
              <table:table-cell office:value-type="string">
                <text:p>customer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cations.A2:locations.A22</svg:desc>
                </draw:g>
              </table:table-cell>
              <table:table-cell office:value-type="float" office:value="0.63494319">
                <text:p>0.63494319</text:p>
                <draw:g>
                  <svg:desc>locations.B6:locations.B22</svg:desc>
                </draw:g>
              </table:table-cell>
              <table:table-cell office:value-type="float" office:value="0.20385504">
                <text:p>0.20385504</text:p>
                <draw:g>
                  <svg:desc>locations.C6:locations.C22</svg:desc>
                </draw:g>
              </table:table-cell>
              <table:table-cell office:value-type="float" office:value="0.53133224">
                <text:p>0.53133224</text:p>
                <draw:g>
                  <svg:desc>locations.B2:locations.B5</svg:desc>
                </draw:g>
              </table:table-cell>
              <table:table-cell office:value-type="float" office:value="0.28243662">
                <text:p>0.28243662</text:p>
                <draw:g>
                  <svg:desc>locations.C2:locations.C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0591025">
                <text:p>0.10591025</text:p>
              </table:table-cell>
              <table:table-cell office:value-type="float" office:value="0.9292119">
                <text:p>0.9292119</text:p>
              </table:table-cell>
              <table:table-cell office:value-type="float" office:value="0.6743981">
                <text:p>0.6743981</text:p>
              </table:table-cell>
              <table:table-cell office:value-type="float" office:value="0.64041828">
                <text:p>0.6404182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2258949">
                <text:p>0.32258949</text:p>
              </table:table-cell>
              <table:table-cell office:value-type="float" office:value="0.16922623">
                <text:p>0.16922623</text:p>
              </table:table-cell>
              <table:table-cell office:value-type="float" office:value="0.4113433">
                <text:p>0.4113433</text:p>
              </table:table-cell>
              <table:table-cell office:value-type="float" office:value="0.318311">
                <text:p>0.3183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3441326">
                <text:p>0.93441326</text:p>
              </table:table-cell>
              <table:table-cell office:value-type="float" office:value="0.50766116">
                <text:p>0.50766116</text:p>
              </table:table-cell>
              <table:table-cell office:value-type="float" office:value="0.94992566">
                <text:p>0.94992566</text:p>
              </table:table-cell>
              <table:table-cell office:value-type="float" office:value="0.03165872">
                <text:p>0.031658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6652433">
                <text:p>0.46652433</text:p>
              </table:table-cell>
              <table:table-cell office:value-type="float" office:value="0.22617598">
                <text:p>0.22617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7048569">
                <text:p>0.37048569</text:p>
              </table:table-cell>
              <table:table-cell office:value-type="float" office:value="0.05035837">
                <text:p>0.05035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4523844">
                <text:p>0.24523844</text:p>
              </table:table-cell>
              <table:table-cell office:value-type="float" office:value="0.67245775">
                <text:p>0.67245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3323873">
                <text:p>0.23323873</text:p>
              </table:table-cell>
              <table:table-cell office:value-type="float" office:value="0.088866">
                <text:p>0.088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7995916">
                <text:p>0.47995916</text:p>
              </table:table-cell>
              <table:table-cell office:value-type="float" office:value="0.17653291">
                <text:p>0.17653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83341379">
                <text:p>0.83341379</text:p>
              </table:table-cell>
              <table:table-cell office:value-type="float" office:value="0.10344553">
                <text:p>0.10344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5924599">
                <text:p>0.35924599</text:p>
              </table:table-cell>
              <table:table-cell office:value-type="float" office:value="0.03583394">
                <text:p>0.03583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1682411">
                <text:p>0.61682411</text:p>
              </table:table-cell>
              <table:table-cell office:value-type="float" office:value="0.01871345">
                <text:p>0.0187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2985747">
                <text:p>0.82985747</text:p>
              </table:table-cell>
              <table:table-cell office:value-type="float" office:value="0.50048258">
                <text:p>0.50048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2230851">
                <text:p>0.92230851</text:p>
              </table:table-cell>
              <table:table-cell office:value-type="float" office:value="0.46465877">
                <text:p>0.46465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2022165">
                <text:p>0.82022165</text:p>
              </table:table-cell>
              <table:table-cell office:value-type="float" office:value="0.05927801">
                <text:p>0.05927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5409717">
                <text:p>0.65409717</text:p>
              </table:table-cell>
              <table:table-cell office:value-type="float" office:value="0.45940834">
                <text:p>0.45940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664566">
                <text:p>0.2664566</text:p>
              </table:table-cell>
              <table:table-cell office:value-type="float" office:value="0.76469668">
                <text:p>0.76469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right" chart:symbol-width="0.25cm" chart:symbol-height="0.25cm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arrow-up" chart:symbol-width="0.25cm" chart:symbol-height="0.25cm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arrow-down" chart:symbol-width="0.25cm" chart:symbol-height="0.25cm"/>
    </style:style>
    <style:style style:name="ch1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diamond" chart:symbol-width="0.25cm" chart:symbol-height="0.25cm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11cm" svg:y="2.458cm" style:legend-expansion="high" chart:style-name="ch2"/>
        <chart:plot-area chart:style-name="ch3" table:cell-range-address="'clustered plot'.A21:'clustered plot'.A22 'clustered plot'.B2:'clustered plot'.C5 'clustered plot'.C6:'clustered plot'.C25" chart:data-source-has-labels="both" svg:x="0.32cm" svg:y="0.18cm" svg:width="12.171cm" svg:height="8.64cm">
          <chart:coordinate-region svg:x="1.047cm" svg:y="0.379cm" svg:width="11.35cm" svg:height="7.794cm"/>
          <chart:axis chart:dimension="x" chart:name="primary-x" chart:style-name="ch4" chartooo:axis-type="auto">
            <chart:categories table:cell-range-address="'clustered plot'.A21:'clustered plot'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lustered plot'.C2:'clustered plot'.C5" loext:label-string="depots" chart:class="chart:scatter">
            <chart:domain table:cell-range-address="'clustered plot'.B2:'clustered plot'.B5"/>
            <chart:data-point chart:repeated="4"/>
          </chart:series>
          <chart:series chart:style-name="ch7" chart:values-cell-range-address="'clustered plot'.C25:'clustered plot'.C25" loext:label-string="random_point_3" chart:class="chart:scatter">
            <chart:domain table:cell-range-address="'clustered plot'.B25:'clustered plot'.B25"/>
            <chart:data-point/>
          </chart:series>
          <chart:series chart:style-name="ch8" chart:values-cell-range-address="'clustered plot'.C24:'clustered plot'.C24" loext:label-string="random_point_2" chart:class="chart:scatter">
            <chart:domain table:cell-range-address="'clustered plot'.B24:'clustered plot'.B24"/>
            <chart:data-point/>
          </chart:series>
          <chart:series chart:style-name="ch9" chart:values-cell-range-address="'clustered plot'.C23:'clustered plot'.C23" loext:label-string="random_point_1" chart:class="chart:scatter">
            <chart:domain table:cell-range-address="'clustered plot'.B23:'clustered plot'.B23"/>
            <chart:data-point/>
          </chart:series>
          <chart:series chart:style-name="ch10" chart:values-cell-range-address="'clustered plot'.C21:'clustered plot'.C22" loext:label-string="d3_cluster" chart:class="chart:scatter">
            <chart:domain table:cell-range-address="'clustered plot'.B21:'clustered plot'.B22"/>
            <chart:data-point chart:style-name="ch11" chart:repeated="2"/>
          </chart:series>
          <chart:series chart:style-name="ch12" chart:values-cell-range-address="'clustered plot'.C16:'clustered plot'.C20" loext:label-string="d2_cluster" chart:class="chart:scatter">
            <chart:domain table:cell-range-address="'clustered plot'.B16:'clustered plot'.B20"/>
            <chart:data-point chart:style-name="ch13" chart:repeated="5"/>
          </chart:series>
          <chart:series chart:style-name="ch14" chart:values-cell-range-address="'clustered plot'.C10:'clustered plot'.C15" loext:label-string="d1_cluster" chart:class="chart:scatter">
            <chart:domain table:cell-range-address="'clustered plot'.B10:'clustered plot'.B15"/>
            <chart:data-point chart:style-name="ch15" chart:repeated="6"/>
          </chart:series>
          <chart:series chart:style-name="ch16" chart:values-cell-range-address="'clustered plot'.C6:'clustered plot'.C9" loext:label-string="d0_cluster" chart:class="chart:scatter">
            <chart:domain table:cell-range-address="'clustered plot'.B6:'clustered plot'.B9"/>
            <chart:data-point/>
            <chart:data-point chart:style-name="ch17"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pots</text:p>
              </table:table-cell>
              <table:table-cell office:value-type="string">
                <text:p/>
              </table:table-cell>
              <table:table-cell office:value-type="string">
                <text:p>random_point_3</text:p>
              </table:table-cell>
              <table:table-cell office:value-type="string">
                <text:p/>
              </table:table-cell>
              <table:table-cell office:value-type="string">
                <text:p>random_point_2</text:p>
              </table:table-cell>
              <table:table-cell office:value-type="string">
                <text:p/>
              </table:table-cell>
              <table:table-cell office:value-type="string">
                <text:p>random_point_1</text:p>
              </table:table-cell>
              <table:table-cell office:value-type="string">
                <text:p>Column B</text:p>
              </table:table-cell>
              <table:table-cell office:value-type="string">
                <text:p>d3_cluster</text:p>
              </table:table-cell>
              <table:table-cell office:value-type="string">
                <text:p>Column B</text:p>
              </table:table-cell>
              <table:table-cell office:value-type="string">
                <text:p>d2_cluster</text:p>
              </table:table-cell>
              <table:table-cell office:value-type="string">
                <text:p>Column B</text:p>
              </table:table-cell>
              <table:table-cell office:value-type="string">
                <text:p>d1_cluster</text:p>
              </table:table-cell>
              <table:table-cell office:value-type="string">
                <text:p>Column B</text:p>
              </table:table-cell>
              <table:table-cell office:value-type="string">
                <text:p>d0_cluster</text:p>
              </table:table-cell>
            </table:table-row>
          </table:table-header-rows>
          <table:table-rows>
            <table:table-row>
              <table:table-cell office:value-type="float" office:value="18">
                <text:p>18</text:p>
                <draw:g>
                  <svg:desc>'clustered plot'.A21:'clustered plot'.A22</svg:desc>
                </draw:g>
              </table:table-cell>
              <table:table-cell office:value-type="float" office:value="0.53133224">
                <text:p>0.53133224</text:p>
                <draw:g>
                  <svg:desc>'clustered plot'.B2:'clustered plot'.B5</svg:desc>
                </draw:g>
              </table:table-cell>
              <table:table-cell office:value-type="float" office:value="0.28243662">
                <text:p>0.28243662</text:p>
                <draw:g>
                  <svg:desc>'clustered plot'.C2:'clustered plot'.C5</svg:desc>
                </draw:g>
              </table:table-cell>
              <table:table-cell office:value-type="float" office:value="0.79329399">
                <text:p>0.79329399</text:p>
                <draw:g>
                  <svg:desc>'clustered plot'.B25:'clustered plot'.B25</svg:desc>
                </draw:g>
              </table:table-cell>
              <table:table-cell office:value-type="float" office:value="0.1709594">
                <text:p>0.1709594</text:p>
                <draw:g>
                  <svg:desc>'clustered plot'.C25:'clustered plot'.C25</svg:desc>
                </draw:g>
              </table:table-cell>
              <table:table-cell office:value-type="float" office:value="0.36975687">
                <text:p>0.36975687</text:p>
                <draw:g>
                  <svg:desc>'clustered plot'.B24:'clustered plot'.B24</svg:desc>
                </draw:g>
              </table:table-cell>
              <table:table-cell office:value-type="float" office:value="0.91092584">
                <text:p>0.91092584</text:p>
                <draw:g>
                  <svg:desc>'clustered plot'.C24:'clustered plot'.C24</svg:desc>
                </draw:g>
              </table:table-cell>
              <table:table-cell office:value-type="float" office:value="0.14365113">
                <text:p>0.14365113</text:p>
                <draw:g>
                  <svg:desc>'clustered plot'.B23:'clustered plot'.B23</svg:desc>
                </draw:g>
              </table:table-cell>
              <table:table-cell office:value-type="float" office:value="0.5307886">
                <text:p>0.5307886</text:p>
                <draw:g>
                  <svg:desc>'clustered plot'.C23:'clustered plot'.C23</svg:desc>
                </draw:g>
              </table:table-cell>
              <table:table-cell office:value-type="float" office:value="0.82022165">
                <text:p>0.82022165</text:p>
                <draw:g>
                  <svg:desc>'clustered plot'.B21:'clustered plot'.B22</svg:desc>
                </draw:g>
              </table:table-cell>
              <table:table-cell office:value-type="float" office:value="0.05927801">
                <text:p>0.05927801</text:p>
                <draw:g>
                  <svg:desc>'clustered plot'.C21:'clustered plot'.C22</svg:desc>
                </draw:g>
              </table:table-cell>
              <table:table-cell office:value-type="float" office:value="0.37048569">
                <text:p>0.37048569</text:p>
                <draw:g>
                  <svg:desc>'clustered plot'.B16:'clustered plot'.B20</svg:desc>
                </draw:g>
              </table:table-cell>
              <table:table-cell office:value-type="float" office:value="0.05035837">
                <text:p>0.05035837</text:p>
                <draw:g>
                  <svg:desc>'clustered plot'.C16:'clustered plot'.C20</svg:desc>
                </draw:g>
              </table:table-cell>
              <table:table-cell office:value-type="float" office:value="0.93441326">
                <text:p>0.93441326</text:p>
                <draw:g>
                  <svg:desc>'clustered plot'.B10:'clustered plot'.B15</svg:desc>
                </draw:g>
              </table:table-cell>
              <table:table-cell office:value-type="float" office:value="0.50766116">
                <text:p>0.50766116</text:p>
                <draw:g>
                  <svg:desc>'clustered plot'.C10:'clustered plot'.C15</svg:desc>
                </draw:g>
              </table:table-cell>
              <table:table-cell office:value-type="float" office:value="0.63494319">
                <text:p>0.63494319</text:p>
                <draw:g>
                  <svg:desc>'clustered plot'.B6:'clustered plot'.B9</svg:desc>
                </draw:g>
              </table:table-cell>
              <table:table-cell office:value-type="float" office:value="0.20385504">
                <text:p>0.20385504</text:p>
                <draw:g>
                  <svg:desc>'clustered plot'.C6:'clustered plot'.C9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743981">
                <text:p>0.6743981</text:p>
              </table:table-cell>
              <table:table-cell office:value-type="float" office:value="0.64041828">
                <text:p>0.6404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341379">
                <text:p>0.83341379</text:p>
              </table:table-cell>
              <table:table-cell office:value-type="float" office:value="0.10344553">
                <text:p>0.10344553</text:p>
              </table:table-cell>
              <table:table-cell office:value-type="float" office:value="0.24523844">
                <text:p>0.24523844</text:p>
              </table:table-cell>
              <table:table-cell office:value-type="float" office:value="0.67245775">
                <text:p>0.67245775</text:p>
              </table:table-cell>
              <table:table-cell office:value-type="float" office:value="0.10591025">
                <text:p>0.10591025</text:p>
              </table:table-cell>
              <table:table-cell office:value-type="float" office:value="0.9292119">
                <text:p>0.9292119</text:p>
              </table:table-cell>
              <table:table-cell office:value-type="float" office:value="0.46652433">
                <text:p>0.46652433</text:p>
              </table:table-cell>
              <table:table-cell office:value-type="float" office:value="0.22617598">
                <text:p>0.22617598</text:p>
              </table:table-cell>
            </table:table-row>
            <table:table-row>
              <table:table-cell office:value-type="string"/>
              <table:table-cell office:value-type="float" office:value="0.4113433">
                <text:p>0.4113433</text:p>
              </table:table-cell>
              <table:table-cell office:value-type="float" office:value="0.318311">
                <text:p>0.318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323873">
                <text:p>0.23323873</text:p>
              </table:table-cell>
              <table:table-cell office:value-type="float" office:value="0.088866">
                <text:p>0.088866</text:p>
              </table:table-cell>
              <table:table-cell office:value-type="float" office:value="0.82985747">
                <text:p>0.82985747</text:p>
              </table:table-cell>
              <table:table-cell office:value-type="float" office:value="0.50048258">
                <text:p>0.50048258</text:p>
              </table:table-cell>
              <table:table-cell office:value-type="float" office:value="0.47995916">
                <text:p>0.47995916</text:p>
              </table:table-cell>
              <table:table-cell office:value-type="float" office:value="0.17653291">
                <text:p>0.17653291</text:p>
              </table:table-cell>
            </table:table-row>
            <table:table-row>
              <table:table-cell office:value-type="string"/>
              <table:table-cell office:value-type="float" office:value="0.94992566">
                <text:p>0.94992566</text:p>
              </table:table-cell>
              <table:table-cell office:value-type="float" office:value="0.03165872">
                <text:p>0.03165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258949">
                <text:p>0.32258949</text:p>
              </table:table-cell>
              <table:table-cell office:value-type="float" office:value="0.16922623">
                <text:p>0.16922623</text:p>
              </table:table-cell>
              <table:table-cell office:value-type="float" office:value="0.92230851">
                <text:p>0.92230851</text:p>
              </table:table-cell>
              <table:table-cell office:value-type="float" office:value="0.46465877">
                <text:p>0.46465877</text:p>
              </table:table-cell>
              <table:table-cell office:value-type="float" office:value="0.61682411">
                <text:p>0.61682411</text:p>
              </table:table-cell>
              <table:table-cell office:value-type="float" office:value="0.01871345">
                <text:p>0.018713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924599">
                <text:p>0.35924599</text:p>
              </table:table-cell>
              <table:table-cell office:value-type="float" office:value="0.03583394">
                <text:p>0.03583394</text:p>
              </table:table-cell>
              <table:table-cell office:value-type="float" office:value="0.65409717">
                <text:p>0.65409717</text:p>
              </table:table-cell>
              <table:table-cell office:value-type="float" office:value="0.45940834">
                <text:p>0.45940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64566">
                <text:p>0.2664566</text:p>
              </table:table-cell>
              <table:table-cell office:value-type="float" office:value="0.76469668">
                <text:p>0.76469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